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shadow="none"/>
      <style:text-properties style:font-name="Courier" fo:font-size="8pt" style:font-size-asian="8pt" style:font-size-complex="8pt"/>
    </style:style>
    <style:style style:name="P3" style:family="paragraph" style:parent-style-name="Text_20_body">
      <style:paragraph-properties fo:margin-top="0in" fo:margin-bottom="0in" style:shadow="none">
        <style:tab-stops>
          <style:tab-stop style:position="1.6043in"/>
        </style:tab-stops>
      </style:paragraph-properties>
      <style:text-properties style:font-name="Courier" fo:font-size="8pt" style:font-size-asian="8pt" style:font-size-complex="8pt"/>
    </style:style>
    <style:style style:name="P4" style:family="paragraph" style:parent-style-name="Text_20_body">
      <style:paragraph-properties fo:margin-top="0in" fo:margin-bottom="0in" style:shadow="none"/>
      <style:text-properties style:font-name="Courier" fo:font-size="7pt" style:font-size-asian="8pt" style:font-size-complex="8pt"/>
    </style:style>
    <style:style style:name="P5" style:family="paragraph" style:parent-style-name="Text_20_body">
      <style:paragraph-properties fo:margin-top="0in" fo:margin-bottom="0in" fo:break-before="page" style:shadow="none"/>
      <style:text-properties style:font-name="Courier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top="0in" fo:margin-bottom="0in" fo:break-before="page" style:shadow="none"/>
      <style:text-properties style:font-name="Courier" fo:font-size="8pt" style:font-size-asian="8pt" style:font-size-complex="8pt"/>
    </style:style>
    <style:style style:name="P7" style:family="paragraph" style:parent-style-name="Text_20_body">
      <style:paragraph-properties fo:margin-top="0in" fo:margin-bottom="0in" fo:background-color="transparent" style:shadow="none">
        <style:background-image/>
      </style:paragraph-properties>
      <style:text-properties style:font-name="Courier" fo:font-size="8pt" style:font-size-asian="8pt" style:font-size-complex="8pt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 style:shadow="none"/>
      <style:text-properties style:font-name="Courier" fo:font-size="8pt" style:font-size-asian="8pt" style:font-size-complex="8pt"/>
    </style:style>
    <style:style style:name="P9" style:family="paragraph" style:parent-style-name="Text_20_body">
      <style:paragraph-properties fo:margin-left="0in" fo:margin-right="0in" fo:margin-top="0in" fo:margin-bottom="0in" fo:text-indent="0in" style:auto-text-indent="false" style:shadow="none"/>
      <style:text-properties style:font-name="Courier" fo:font-size="7pt" style:font-size-asian="8pt" style:font-size-complex="8pt"/>
    </style:style>
    <style:style style:name="P10" style:family="paragraph" style:parent-style-name="Text_20_body">
      <style:paragraph-properties fo:margin-left="0.4925in" fo:margin-right="0in" fo:margin-top="0in" fo:margin-bottom="0in" fo:text-indent="0in" style:auto-text-indent="false" style:shadow="none"/>
      <style:text-properties style:font-name="Courier" fo:font-size="8pt" style:font-size-asian="8pt" style:font-size-complex="8pt"/>
    </style:style>
    <style:style style:name="P11" style:family="paragraph" style:parent-style-name="Text_20_body">
      <style:paragraph-properties fo:margin-left="0.4925in" fo:margin-right="0in" fo:margin-top="0in" fo:margin-bottom="0in" fo:text-indent="0in" style:auto-text-indent="false" style:shadow="none"/>
      <style:text-properties style:font-name="Courier" fo:font-size="7pt" style:font-size-asian="8pt" style:font-size-complex="8pt"/>
    </style:style>
    <style:style style:name="P12" style:family="paragraph" style:parent-style-name="Text_20_body">
      <style:paragraph-properties fo:margin-left="0.4925in" fo:margin-right="0in" fo:margin-top="0in" fo:margin-bottom="0in" fo:text-indent="0in" style:auto-text-indent="false" style:shadow="none"/>
      <style:text-properties style:font-name="Courier" fo:font-size="7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left="0.4925in" fo:margin-right="0in" fo:margin-top="0in" fo:margin-bottom="0in" fo:text-indent="0in" style:auto-text-indent="false" style:shadow="none"/>
      <style:text-properties fo:font-variant="normal" fo:text-transform="none" fo:color="#000000" style:font-name="Courier" fo:font-size="8pt" fo:letter-spacing="normal" fo:font-style="normal" fo:font-weight="normal" style:font-size-asian="8pt" style:font-size-complex="8pt"/>
    </style:style>
    <style:style style:name="P14" style:family="paragraph" style:parent-style-name="Text_20_body">
      <style:paragraph-properties fo:margin-left="0.4925in" fo:margin-right="0in" fo:margin-top="0in" fo:margin-bottom="0in" fo:text-indent="-0.2811in" style:auto-text-indent="false" fo:background-color="transparent" style:shadow="none">
        <style:tab-stops/>
        <style:background-image/>
      </style:paragraph-properties>
      <style:text-properties style:font-name="Courier" fo:font-size="8pt" style:font-size-asian="8pt" style:font-size-complex="8pt"/>
    </style:style>
    <style:style style:name="P15" style:family="paragraph" style:parent-style-name="Preformatted_20_Text">
      <style:paragraph-properties fo:margin-top="0in" fo:margin-bottom="0in" fo:orphans="2" fo:widows="2"/>
      <style:text-properties style:font-name="Courier" fo:font-size="7pt"/>
    </style:style>
    <style:style style:name="P16" style:family="paragraph" style:parent-style-name="Preformatted_20_Text">
      <style:text-properties style:font-name="Courier" fo:font-size="8pt" style:font-size-asian="8pt" style:font-size-complex="8pt"/>
    </style:style>
    <style:style style:name="P17" style:family="paragraph" style:parent-style-name="Preformatted_20_Text">
      <style:paragraph-properties fo:orphans="2" fo:widows="2"/>
      <style:text-properties style:font-name="Courier" fo:font-size="8pt" style:font-size-asian="8pt" style:font-size-complex="8pt"/>
    </style:style>
    <style:style style:name="P18" style:family="paragraph" style:parent-style-name="Preformatted_20_Text">
      <style:paragraph-properties fo:text-align="justify" style:justify-single-word="false"/>
      <style:text-properties style:font-name="Courier" fo:font-size="8pt" style:font-size-asian="8pt" style:font-size-complex="8pt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style:font-name="Courier" fo:font-size="8pt" fo:letter-spacing="normal" style:font-size-asian="8pt" style:font-size-complex="8pt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style:font-name="Courier" fo:font-size="7pt" fo:letter-spacing="normal"/>
    </style:style>
    <style:style style:name="P21" style:family="paragraph" style:parent-style-name="Preformatted_20_Text">
      <style:paragraph-properties fo:margin-left="0.4925in" fo:margin-right="0in" fo:margin-top="0in" fo:margin-bottom="0in" fo:text-indent="0in" style:auto-text-indent="false" style:shadow="none"/>
      <style:text-properties fo:font-variant="normal" fo:text-transform="none" fo:color="#000000" style:font-name="Courier" fo:font-size="7pt" fo:letter-spacing="normal" fo:font-style="normal" fo:font-weight="normal" style:font-size-asian="8pt" style:font-size-complex="8pt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Courier" fo:font-size="8pt" fo:letter-spacing="normal" style:font-size-asian="8pt" style:font-size-complex="8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background-color="#c0c0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style:font-size-asian="8pt" style:font-size-complex="8pt"/>
    </style:style>
    <style:style style:name="T9" style:family="text">
      <style:text-properties fo:font-style="normal" fo:font-weight="normal" fo:background-color="#ffff00"/>
    </style:style>
    <style:style style:name="T10" style:family="text">
      <style:text-properties fo:font-style="normal" style:text-underline-style="none"/>
    </style:style>
    <style:style style:name="T11" style:family="text">
      <style:text-properties fo:font-style="normal" style:text-underline-style="none" fo:font-weight="normal"/>
    </style:style>
    <style:style style:name="T12" style:family="text">
      <style:text-properties fo:font-style="normal" style:text-underline-style="none" fo:font-weight="bold" style:font-weight-asian="bold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normal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style:font-name="Times New Roman" fo:font-style="normal"/>
    </style:style>
    <style:style style:name="T16" style:family="text">
      <style:text-properties style:font-name="Times New Roman" fo:font-style="normal" fo:font-weight="normal"/>
    </style:style>
    <style:style style:name="T17" style:family="text">
      <style:text-properties style:font-name="Times New Roman" fo:font-style="normal" style:text-underline-style="none"/>
    </style:style>
    <style:style style:name="T18" style:family="text">
      <style:text-properties style:font-name="Times New Roman" fo:font-size="12pt" fo:font-style="normal" style:text-underline-style="solid" style:text-underline-width="auto" style:text-underline-color="font-color" fo:font-weight="normal"/>
    </style:style>
    <style:style style:name="T19" style:family="text">
      <style:text-properties style:font-name="Times New Roman" fo:font-size="12pt" fo:font-style="normal" style:text-underline-style="none" fo:font-weight="normal"/>
    </style:style>
    <style:style style:name="T20" style:family="text">
      <style:text-properties style:font-name="Times New Roman" fo:font-size="12pt" fo:font-style="normal" style:text-underline-style="none" fo:font-weight="bold" style:font-weight-asian="bold" style:font-weight-complex="bold"/>
    </style:style>
    <style:style style:name="T21" style:family="text">
      <style:text-properties style:font-name="Courier 10 Pitch" fo:font-size="8pt" fo:font-style="normal" fo:font-weight="normal"/>
    </style:style>
    <style:style style:name="T22" style:family="text">
      <style:text-properties style:font-name="Courier 10 Pitch" fo:font-size="8pt" fo:font-style="normal" fo:font-weight="normal" fo:background-color="#ffff00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fo:background-color="#ffff00"/>
    </style:style>
    <style:style style:name="T26" style:family="text">
      <style:text-properties fo:font-variant="normal" fo:text-transform="none" fo:color="#000000" style:font-name="Courier 10 Pitch1" fo:letter-spacing="normal" fo:font-style="normal" fo:font-weight="normal"/>
    </style:style>
    <style:style style:name="T27" style:family="text">
      <style:text-properties fo:font-variant="normal" fo:text-transform="none" fo:color="#000000" style:font-name="Courier 10 Pitch" fo:letter-spacing="normal" fo:font-style="normal" fo:font-weight="normal"/>
    </style:style>
    <style:style style:name="T28" style:family="text">
      <style:text-properties fo:font-variant="normal" fo:text-transform="none" fo:color="#000000" style:font-name="Courier 10 Pitch" fo:letter-spacing="normal" fo:font-style="normal" fo:font-weight="normal" fo:background-color="#ffff00"/>
    </style:style>
    <style:style style:name="T29" style:family="text">
      <style:text-properties fo:background-color="transparent"/>
    </style:style>
    <style:style style:name="T30" style:family="text">
      <style:text-properties fo:font-size="12pt" fo:font-style="normal" style:text-underline-style="none" fo:font-weight="normal"/>
    </style:style>
    <style:style style:name="T31" style:family="text">
      <style:text-properties fo:font-size="12pt" fo:font-style="normal" style:text-underline-style="none" fo:font-weight="bold" style:font-weight-asian="bold" style:font-weight-complex="bold"/>
    </style:style>
    <style:style style:name="T32" style:family="text">
      <style:text-properties fo:font-size="12pt" fo:font-style="normal" style:text-underline-style="solid" style:text-underline-width="auto" style:text-underline-color="font-color" fo:font-weight="normal"/>
    </style:style>
    <style:style style:name="T33" style:family="text">
      <style:text-properties style:font-name="Courier"/>
    </style:style>
    <style:style style:name="T34" style:family="text">
      <style:text-properties style:font-name="Courier" fo:font-size="12pt" fo:font-style="normal" style:text-underline-style="none" fo:font-weight="normal"/>
    </style:style>
    <style:style style:name="T35" style:family="text">
      <style:text-properties style:font-name="Courier" fo:font-size="12pt" fo:font-style="normal" style:text-underline-style="none" fo:font-weight="bold" style:font-weight-asian="bold" style:font-weight-complex="bold"/>
    </style:style>
    <style:style style:name="T36" style:family="text">
      <style:text-properties fo:font-size="8pt" fo:font-style="normal" fo:font-weight="normal"/>
    </style:style>
    <style:style style:name="T37" style:family="text">
      <style:text-properties fo:font-size="8pt" fo:font-style="normal" fo:font-weight="normal" fo:background-color="#ffff00"/>
    </style:style>
    <style:style style:name="T38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8"/><text:span text:style-name="T11"><text:s text:c="15"/></text:span><text:span text:style-name="T12">Example _get_ transaction sequence</text:span><text:span text:style-name="T11"> <text:s text:c="2"/></text:span></text:p>
      <text:p text:style-name="P16"><text:span text:style-name="T11"><text:tab/><text:tab/></text:span><text:span text:style-name="T13">File-Receiver</text:span><text:span text:style-name="T11"> <text:s text:c="14"/><text:tab/></text:span><text:span text:style-name="T13">File-Sender</text:span></text:p>
      <text:p text:style-name="P16"/>
      <text:p text:style-name="P16"><text:s text:c="9"/><text:tab/><text:span text:style-name="T7">GET REQUEST ---------------------&gt;</text:span></text:p>
      <text:p text:style-name="P16"><text:s text:c="9"/><text:tab/><text:tab/><text:span text:style-name="T7">(indicates acceptance) &lt;------ STATUS</text:span></text:p>
      <text:p text:style-name="P16"><text:s text:c="32"/><text:span text:style-name="T7">&lt;------- <text:s/>METADATA</text:span></text:p>
      <text:p text:style-name="P16"><text:s text:c="17"/><text:tab/><text:tab/><text:span text:style-name="T7">&lt;---------------------- <text:s/>DATA #1</text:span></text:p>
      <text:p text:style-name="P16"><text:s text:c="12"/><text:span text:style-name="T7">STATUS -----------------&gt; (voluntarily sent at start)</text:span></text:p>
      <text:p text:style-name="P16"><text:s text:c="28"/><text:span text:style-name="T7">(lost) &lt;------ <text:s text:c="2"/>DATA #2</text:span></text:p>
      <text:p text:style-name="P16"><text:s text:c="17"/><text:tab/><text:tab/><text:span text:style-name="T7">&lt;---------------------- <text:s/>DATA #3 </text:span></text:p>
      <text:p text:style-name="P16"><text:tab/><text:tab/><text:tab/><text:tab/>(bit set requesting STATUS)</text:p>
      <text:p text:style-name="P16"><text:s text:c="12"/><text:span text:style-name="T7">STATUS -----------------&gt;</text:span></text:p>
      <text:p text:style-name="P16"><text:s text:c="9"/><text:tab/><text:span text:style-name="T7">(indicating that range in DATA #2 was lost)</text:span></text:p>
      <text:p text:style-name="P16"><text:s text:c="17"/><text:tab/><text:tab/><text:span text:style-name="T7">&lt;----------------------- DATA #2 </text:span></text:p>
      <text:p text:style-name="P16"><text:tab/><text:tab/><text:tab/><text:tab/>(bit set requesting STATUS)</text:p>
      <text:p text:style-name="P16"><text:s text:c="12"/><text:span text:style-name="T7">STATUS -----------------&gt;</text:span></text:p>
      <text:p text:style-name="P16"><text:s text:c="9"/><text:tab/><text:span text:style-name="T7">(complete file and METADATA received)</text:span></text:p>
      <text:p text:style-name="P16"/>
      <text:p text:style-name="P16"/>
      <text:p text:style-name="P18"><text:span text:style-name="T10"><text:tab/><text:tab/></text:span><text:span text:style-name="T14">Example PUT transaction sequence</text:span></text:p>
      <text:p text:style-name="P16"><text:s text:c="12"/><text:span text:style-name="T13">File-Sender</text:span><text:span text:style-name="T11"> <text:s text:c="10"/><text:tab/><text:tab/></text:span><text:span text:style-name="T13">File-Receiver</text:span></text:p>
      <text:p text:style-name="P16"/>
      <text:p text:style-name="P16"><text:s text:c="12"/><text:span text:style-name="T7">METADATA ----------------&gt;</text:span></text:p>
      <text:p text:style-name="P16"><text:s text:c="12"/><text:span text:style-name="T7">DATA <text:s/>#1 ----------------&gt;</text:span></text:p>
      <text:p text:style-name="P16"><text:s text:c="20"/><text:span text:style-name="T7">(transfer accepted) &lt;---------- STATUS</text:span></text:p>
      <text:p text:style-name="P16"><text:s text:c="12"/><text:span text:style-name="T7">DATA <text:s/>#2 ---&gt; (lost)</text:span></text:p>
      <text:p text:style-name="P16"><text:s text:c="12"/><text:span text:style-name="T7">DATA <text:s/>#3 <text:s/>------------&gt;</text:span></text:p>
      <text:p text:style-name="P16"><text:s text:c="12"/><text:span text:style-name="T7">(bit set requesting STATUS)</text:span></text:p>
      <text:p text:style-name="P16"><text:s text:c="22"/><text:span text:style-name="T7">(DATA #2 lost) &lt;---------- STATUS</text:span></text:p>
      <text:p text:style-name="P16"><text:s text:c="12"/><text:span text:style-name="T7">DATA <text:s/>#2 <text:s/>------------&gt;</text:span></text:p>
      <text:p text:style-name="P16"><text:s text:c="12"/><text:span text:style-name="T7">(bit set requesting STATUS)</text:span></text:p>
      <text:p text:style-name="P16"><text:s text:c="20"/><text:span text:style-name="T7">(transfer complete) &lt;---------- STATUS</text:span></text:p>
      <text:p text:style-name="P16"/>
      <text:p text:style-name="P16">TRANSACTIONS:</text:p>
      <text:p text:style-name="P2"/>
      <text:p text:style-name="P2"><text:s text:c="6"/>+---+-------------+-------------------------------------------+</text:p>
      <text:p text:style-name="P2"><text:s text:c="6"/>| # <text:s/>| Type <text:s text:c="8"/>| Use <text:s text:c="13"/><text:tab/> <text:s text:c="19"/>|</text:p>
      <text:p text:style-name="P2"><text:s text:c="6"/>+---+-------------+-------------------------------------------+</text:p>
      <text:p text:style-name="P2"><text:s text:c="6"/>| 0 | BEACON <text:s text:c="5"/>| Beacon packet indicating peer status <text:s text:c="5"/>|</text:p>
      <text:p text:style-name="P2"><text:s text:c="6"/>| 1 | REQUEST <text:s text:c="4"/>| Commands peer to start a transfer <text:s text:c="8"/>|</text:p>
      <text:p text:style-name="P2"><text:s text:c="6"/>| 2 | METADATA <text:s text:c="3"/>| Carries file transfer metadata <text:s text:c="11"/>|</text:p>
      <text:p text:style-name="P2"><text:s text:c="6"/>| 3 | DATA <text:s text:c="7"/>| Carries octets of file data <text:s text:c="14"/>|</text:p>
      <text:p text:style-name="P2"><text:s text:c="6"/>| 4 | STATUS <text:s text:c="5"/>| Signals list of unreceived data to sender |</text:p>
      <text:p text:style-name="P2"><text:s text:c="6"/>| <text:s text:c="2"/>| <text:s text:c="12"/>| and errors between sender and receiver <text:s text:c="3"/>|</text:p>
      <text:p text:style-name="P2"><text:s text:c="6"/>+---+-------------+-------------------------------------------+</text:p>
      <text:p text:style-name="P2"/>
      <text:p text:style-name="P2"/>
      <text:p text:style-name="P2">SARATOGA UDP HEADER:</text:p>
      <text:p text:style-name="P2"><text:s text:c="23"/>1 1 1 1 1 1 1 1 1 1 2 2 2 2 2 2 2 2 2 2 3 3</text:p>
      <text:p text:style-name="P2"><text:s text:c="3"/>0 1 2 3 4 5 6 7 8 9 0 1 2 3 4 5 6 7 8 9 0 1 2 3 4 5 6 7 8 9 0 1</text:p>
      <text:p text:style-name="P2"><text:s text:c="3"/>+-+-+-+-+-+-+-+-+-+-+-+-+-+-+-+-+-+-+-+-+-+-+-+-+-+-+-+-+-+-+-+-+</text:p>
      <text:p text:style-name="P2"><text:s text:c="3"/>| <text:s text:c="6"/>UDP source port <text:s text:c="8"/>| <text:s text:c="4"/>UDP destination port <text:s text:c="5"/>|</text:p>
      <text:p text:style-name="P2"><text:s text:c="3"/>+-+-+-+-+-+-+-+-+-+-+-+-+-+-+-+-+-+-+-+-+-+-+-+-+-+-+-+-+-+-+-+-+</text:p>
      <text:p text:style-name="P2"><text:s text:c="3"/>| <text:s text:c="9"/>UDP length <text:s text:c="10"/>| <text:s text:c="8"/>UDP checksum <text:s text:c="9"/>|</text:p>
      <text:p text:style-name="P2"><text:s text:c="3"/>+-+-+-+-+-+-+-+-+-+-+-+-+-+-+-+-+-+-+-+-+-+-+-+-+-+-+-+-+-+-+-+-+</text:p>
      <text:p text:style-name="P2"><text:s text:c="3"/>|Ver|Packet Type| other Saratoga fields ... //</text:p>
      <text:p text:style-name="P2"><text:s text:c="3"/>+-+-+-+-+-+-+-+-+-+-+-+-+-+-+-+-+-+-+-+-+-+//</text:p>
      <text:p text:style-name="P2"/>
      <text:p text:style-name="P2"/>
      <text:p text:style-name="P5">BEACON PACKET TYPE 0:</text:p>
      <text:p text:style-name="P2"/>
      <text:p text:style-name="P3"><text:s text:c="4"/>0<text:tab/>1 <text:s text:c="18"/>2 <text:s text:c="18"/>3 <text:s text:c="2"/></text:p>
      <text:p text:style-name="P2"><text:s text:c="3"/>|0 1 2 3|4 5 6 7|8 9 0 1|2 3 4 5|6 7 8 9|0 1 2 3|4 5 6 7|8 9 0 1|</text:p>
      <text:p text:style-name="P2"><text:s text:c="3"/>+-+-+-+-+-+-+-+-+-+-+-+-+-+-+-+-+-+-+-+-+-+-+-+-+-+-+-+-+-+-+-+-+</text:p>
      <text:p text:style-name="P2"><text:s text:c="3"/>|0 0 1|0 0 0 0 0|<text:span text:style-name="T4"> <text:s text:c="6"/></text:span><text:s/>Flags <text:s text:c="2"/><text:span text:style-name="T4"><text:s text:c="7"/></text:span><text:s text:c="9"/><text:span text:style-name="T4"><text:s text:c="7"/></text:span><text:s text:c="8"/>|</text:p>
      <text:p text:style-name="P2"><text:s text:c="3"/>+-+-+-+-+-+-+-+-+-+-+-+-+-+-+-+-+-+-+-+-+-+-+-+-+-+-+-+-+-+-+-+-+</text:p>
      <text:p text:style-name="P2"><text:s text:c="3"/>[[ <text:s text:c="4"/>Available free space (optional) <text:s text:c="24"/>]]</text:p>
      <text:p text:style-name="P2"><text:s text:c="3"/>+-+-+-+-+-+-+-+-+-+-+-+-+-+-+-+-+-+-+-+-+-+-+-+-+-+-+-+-+-+-+-+-+</text:p>
      <text:p text:style-name="P2"><text:s text:c="3"/>| <text:s text:c="9"/>Endpoint Identifier ... <text:s text:c="9"/>//</text:p>
      <text:p text:style-name="P2"><text:s text:c="3"/>+-+-+-+-+-+-+-+-+-+-+-+-+-+-+-+-+-+-+-+-+-+//</text:p>
      <text:p text:style-name="P2"/>
      <text:p text:style-name="P2"><text:tab/>Flags:</text:p>
      <text:p text:style-name="P2"><text:s/><text:tab/>+-------+-------+-------------------------+-------------------+</text:p>
      <text:p text:style-name="P8"><text:s text:c="3"/><text:tab/>| Bit 8 | Bit 9 | Supported Field Sizes <text:s text:c="2"/>| Maximum File Size | <text:s/>Flags</text:p>
      <text:p text:style-name="P8"><text:s text:c="3"/><text:tab/>+-------+-------+-------------------------+-------------------+</text:p>
      <text:p text:style-name="P8"><text:s text:c="3"/><text:tab/>| 0 <text:s text:c="4"/>| 0 <text:s text:c="4"/>| 16 bits <text:s text:c="16"/>| 2^16 - 1 octets. <text:s/>| 0x000000</text:p>
      <text:p text:style-name="P8"><text:s text:c="3"/><text:tab/>| 0 <text:s text:c="4"/>| 1 <text:s text:c="4"/>| 16 or 32 bits <text:s text:c="10"/>| 2^32 - 1 octets. <text:s/>| 0x400000</text:p>
      <text:p text:style-name="P8"><text:s text:c="3"/><text:tab/>| 1 <text:s text:c="4"/>| 0 <text:s text:c="4"/>| 16, 32, or 64 bits <text:s text:c="5"/>| 2^64 - 1 octets. <text:s/>| 0x800000</text:p>
      <text:p text:style-name="P8"><text:s text:c="3"/><text:tab/>| 1 <text:s text:c="4"/>| 1 <text:s text:c="4"/>| 16, 32, 64, or 128 bits | 2^128 - 1 octets. | 0xC00000</text:p>
      <text:p text:style-name="P8"><text:s text:c="3"/><text:tab/>+-------+-------+-------------------------+-------------------+</text:p>
      <text:p text:style-name="P8"><text:s text:c="3"/><text:tab/></text:p>
      <text:p text:style-name="P8"><text:tab/>+-----+-------+-----------------------------------------------------+</text:p>
      <text:p text:style-name="P8"><text:s text:c="3"/><text:tab/>| Bit | Value | Meaning <text:s text:c="44"/>|</text:p>
      <text:p text:style-name="P8"><text:s text:c="3"/><text:tab/>+-----+-------+-----------------------------------------------------+</text:p>
      <text:p text:style-name="P8"><text:s text:c="3"/><text:tab/>| 10 <text:s/>| 0 <text:s text:c="4"/>| not able to pass bundles to a local bundle agent; <text:s text:c="2"/>|</text:p>
      <text:p text:style-name="P8"><text:s text:c="3"/><text:tab/>| <text:s text:c="4"/>| <text:s text:c="6"/>| handles files. <text:s text:c="37"/>|</text:p>
      <text:p text:style-name="P8"><text:s text:c="3"/><text:tab/>| 10 <text:s/>| 1 <text:s text:c="4"/>| can pass marked bundles to a local bundle agent. <text:s text:c="3"/>| 0x200000</text:p>
      <text:p text:style-name="P8"><text:s text:c="3"/><text:tab/>+-----+-------+-----------------------------------------------------+</text:p>
      <text:p text:style-name="P8"><text:s text:c="7"/>+-----+-------+--------------------------------------+</text:p>
      <text:p text:style-name="P2"><text:s text:c="7"/>| Bit | Value | Meaning <text:s text:c="29"/>|</text:p>
      <text:p text:style-name="P2"><text:s text:c="7"/>+-----+-------+--------------------------------------+</text:p>
      <text:p text:style-name="P2"><text:s text:c="7"/>| 11 <text:s/>| 0 <text:s text:c="4"/>| not capable of supporting streaming. |</text:p>
      <text:p text:style-name="P2"><text:s text:c="7"/>| 11 <text:s/>| 1 <text:s text:c="4"/>| capable of supporting streaming. <text:s text:c="4"/>| 0x100000</text:p>
      <text:p text:style-name="P2"><text:s text:c="7"/>+-----+-------+--------------------------------------+</text:p>
      <text:p text:style-name="P10">+--------+--------+------------------------------------------------+</text:p>
      <text:p text:style-name="P10">| Bit 12 | Bit 13 | Capability and willingness to send files <text:s text:c="6"/>|</text:p>
      <text:p text:style-name="P10">+--------+--------+------------------------------------------------+</text:p>
      <text:p text:style-name="P10">| 0 <text:s text:c="5"/>| 0 <text:s text:c="5"/>| cannot send files at all. <text:s text:c="21"/>| 0x000000</text:p>
      <text:p text:style-name="P10">| 0 <text:s text:c="5"/>| 1 <text:s text:c="5"/>| invalid. <text:s text:c="38"/>| 0x040000</text:p>
      <text:p text:style-name="P10">| 1 <text:s text:c="5"/>| 0 <text:s text:c="5"/>| capable of sending, but not willing right now. | 0x080000</text:p>
      <text:p text:style-name="P10">| 1 <text:s text:c="5"/>| 1 <text:s text:c="5"/>| capable of and willing to send files. <text:s text:c="9"/>| 0x0C0000</text:p>
      <text:p text:style-name="P10">+--------+--------+------------------------------------------------+</text:p>
      <text:p text:style-name="P10">+--------+--------+-------------------------------------------------+</text:p>
      <text:p text:style-name="P10">| Bit 14 | Bit 15 | Capability and willingness to receive files <text:s text:c="4"/>|</text:p>
      <text:p text:style-name="P10">+--------+--------+-------------------------------------------------+</text:p>
      <text:p text:style-name="P10">| 0 <text:s text:c="5"/>| 0 <text:s text:c="5"/>| cannot receive files at all. <text:s text:c="19"/>| 0x000000</text:p>
      <text:p text:style-name="P10">| 0 <text:s text:c="5"/>| 1 <text:s text:c="5"/>| invalid. <text:s text:c="39"/>| 0x010000</text:p>
      <text:p text:style-name="P10">| 1 <text:s text:c="5"/>| 0 <text:s text:c="5"/>| capable of receiving, but will reject METADATA. | 0x020000</text:p>
      <text:p text:style-name="P10">| 1 <text:s text:c="5"/>| 1 <text:s text:c="5"/>| capable of and willing to receive files. <text:s text:c="7"/>| 0x030000</text:p>
      <text:p text:style-name="P10">+--------+--------+-------------------------------------------------+</text:p>
      <text:p text:style-name="P10">+-----+-------+-----------------------------------------------------+</text:p>
      <text:p text:style-name="P10">| Bit | Value | Meaning <text:s text:c="44"/>|</text:p>
      <text:p text:style-name="P10">+-----+-------+-----------------------------------------------------+</text:p>
      <text:p text:style-name="P10">| 16 <text:s/>| 0 <text:s text:c="4"/>| supports DATA transfers over UDP only. <text:s text:c="13"/>|</text:p>
      <text:p text:style-name="P10">| 16 <text:s/>| 1 <text:s text:c="4"/>| supports DATA transfers over both UDP and UDP-Lite. | 0x008000</text:p>
      <text:p text:style-name="P10">+-----+-------+-----------------------------------------------------+</text:p>
      <text:p text:style-name="P10">+-----+-------+-----------------------------------------------------+ </text:p>
      <text:p text:style-name="P10">| Bit | Value | Meaning <text:s text:c="44"/>| </text:p>
      <text:p text:style-name="P10">+-----+-------+-----------------------------------------------------+ </text:p>
      <text:p text:style-name="P10">| 17 <text:s/>| 0 <text:s text:c="4"/>| available free space is not advertised in this <text:s text:c="5"/>| </text:p>
      <text:p text:style-name="P10">| <text:s text:c="4"/>| <text:s text:c="6"/>| BEACON. <text:s text:c="44"/>| </text:p>
      <text:p text:style-name="P10">| 17 <text:s/>| 1 <text:s text:c="4"/>| available free space is advertised in this BEACON. <text:s/>| 0x004000</text:p>
      <text:p text:style-name="P10">+-----+-------+-----------------------------------------------------+ </text:p>
      <text:p text:style-name="P10">+--------+--------+--------------------------+ </text:p>
      <text:p text:style-name="P10">| Bit 18 | Bit 19 | Size of free space field | </text:p>
      <text:p text:style-name="P10">+--------+--------+--------------------------+ </text:p>
      <text:p text:style-name="P10">| 0 <text:s text:c="5"/>| 0 <text:s text:c="5"/>| 16 bits. <text:s text:c="16"/>| 0x000000</text:p>
      <text:p text:style-name="P10">| 0 <text:s text:c="5"/>| 1 <text:s text:c="5"/>| 32 bits. <text:s text:c="16"/>| 0x001000</text:p>
      <text:p text:style-name="P10">| 1 <text:s text:c="5"/>| 0 <text:s text:c="5"/>| 64 bits. <text:s text:c="16"/>| 0x002000</text:p>
      <text:p text:style-name="P8"><text:tab/>| 1 <text:s text:c="5"/>| 1 <text:s text:c="5"/>| 128 bits. <text:s text:c="15"/>| 0x003000</text:p>
      <text:p text:style-name="P10">+--------+--------+--------------------------+ </text:p>
      <text:p text:style-name="P6"><text:span text:style-name="T3">REQUEST PACKET TYPE 1:</text:span> command to perform either a _get_, _getdir_, or _delete_ transaction.</text:p>
      <text:p text:style-name="P2"/>
      <text:p text:style-name="P2"><text:s text:c="4"/>0 <text:s text:c="18"/>1 <text:s text:c="18"/>2 <text:s text:c="18"/>3</text:p>
      <text:p text:style-name="P2"><text:s text:c="3"/>|0 1 2 3|4 5 6 7|8 9 0 1|2 3 4 5|6 7 8 9|0 1 2 3|4 5 6 7|8 9 0 1|</text:p>
      <text:p text:style-name="P2"><text:s text:c="3"/>+-+-+-+-+-+-+-+-+-+-+-+-+-+-+-+-+-+-+-+-+-+-+-+-+-+-+-+-+-+-+-+-+</text:p>
      <text:p text:style-name="P2"><text:s text:c="3"/>|0 0 1|0 0 0 0 1|<text:span text:style-name="T4"> <text:s text:c="6"/></text:span><text:s/>Flags <text:s text:c="2"/><text:span text:style-name="T4"><text:s text:c="7"/></text:span><text:s text:c="8"/>|<text:span text:style-name="T4"> Reques</text:span><text:span text:style-name="T29">t-ty</text:span>pe <text:s/>|</text:p>
      <text:p text:style-name="P2"><text:s text:c="3"/>+-+-+-+-+-+-+-+-+-+-+-+-+-+-+-+-+-+-+-+-+-+-+-+-+-+-+-+-+-+-+-+-+</text:p>
      <text:p text:style-name="P2"><text:s text:c="3"/>| <text:s text:c="30"/>Id <text:s text:c="29"/>|</text:p>
      <text:p text:style-name="P2"><text:s text:c="3"/>+-+-+-+-+-+-+-+-+-+-+-+-+-+-+-+-+-+-+-+-+-+-+-+-+-+-+-+-+-+-+-+-+</text:p>
      <text:p text:style-name="P2"><text:s text:c="3"/>| <text:s text:c="16"/>variable-length File Path ... <text:s text:c="16"/>/</text:p>
      <text:p text:style-name="P2"><text:s text:c="3"/>+-+-+-+-+-+-+-+-+-+-+-+-+-+-+-+-+-+-+-+-+-+-+-+-+-+-+-+-+-+-+-+-+</text:p>
      <text:p text:style-name="P2"><text:s text:c="3"/>/ <text:s text:c="62"/>/</text:p>
      <text:p text:style-name="P2"><text:s text:c="3"/>+-+-+-+-+-+-+-+-+-+-+-+-+-+-+-+-+-+-+-+-+-+-+-+-+-+-+-+-+-+-+-+-+</text:p>
      <text:p text:style-name="P2"><text:s text:c="3"/>/ <text:s text:c="14"/>| <text:s text:c="3"/>null byte <text:s text:c="3"/>| <text:s text:c="28"/>/</text:p>
      <text:p text:style-name="P2"><text:s text:c="3"/>+-+-+-+-+-+-+-+-+-+-+-+-+-+-+-+-+-+-+-+-+-+-+-+-+-+-+-+-+-+-+-+-+</text:p>
      <text:p text:style-name="P2"><text:s text:c="3"/>/ <text:s text:c="4"/>variable-length Authentication Field (optional) <text:s text:c="2"/>|</text:p>
      <text:p text:style-name="P2"><text:s text:c="3"/>+-+-+-+-+-+-+-+-+-+-+-+-+-+-+-+-+-+-+-+-+-+-+-+-+-+-+-+-+</text:p>
      <text:p text:style-name="P2"/>
      <text:p text:style-name="P2"><text:tab/>Flags:</text:p>
      <text:p text:style-name="P2"><text:s/><text:tab/>+-------+-------+-------------------------+-------------------+</text:p>
      <text:p text:style-name="P8"><text:s text:c="3"/><text:tab/>| Bit 8 | Bit 9 | Supported Field Sizes <text:s text:c="2"/>| Maximum File Size | <text:s/>Flags</text:p>
      <text:p text:style-name="P8"><text:s text:c="3"/><text:tab/>+-------+-------+-------------------------+-------------------+</text:p>
      <text:p text:style-name="P8"><text:s text:c="3"/><text:tab/>| 0 <text:s text:c="4"/>| 0 <text:s text:c="4"/>| 16 bits <text:s text:c="16"/>| 2^16 - 1 octets. <text:s/>| 0x000000</text:p>
      <text:p text:style-name="P8"><text:s text:c="3"/><text:tab/>| 0 <text:s text:c="4"/>| 1 <text:s text:c="4"/>| 16 or 32 bits <text:s text:c="10"/>| 2^32 - 1 octets. <text:s/>| 0x400000</text:p>
      <text:p text:style-name="P8"><text:s text:c="3"/><text:tab/>| 1 <text:s text:c="4"/>| 0 <text:s text:c="4"/>| 16, 32, or 64 bits <text:s text:c="5"/>| 2^64 - 1 octets. <text:s/>| 0x800000</text:p>
      <text:p text:style-name="P8"><text:s text:c="3"/><text:tab/>| 1 <text:s text:c="4"/>| 1 <text:s text:c="4"/>| 16, 32, 64, or 128 bits | 2^128 - 1 octets. | 0xC00000</text:p>
      <text:p text:style-name="P8"><text:s text:c="3"/><text:tab/>+-------+-------+-------------------------+-------------------+</text:p>
      <text:p text:style-name="P8"><text:s text:c="2"/><text:tab/>+-----+-------+-----------------------------------------------------+</text:p>
      <text:p text:style-name="P10">| Bit | Value | Meaning <text:s text:c="44"/>|</text:p>
      <text:p text:style-name="P10">+-----+-------+-----------------------------------------------------+</text:p>
      <text:p text:style-name="P10">| 10 <text:s/>| 0 <text:s text:c="4"/>| The requester cannot handle bundles locally. <text:s text:c="7"/>|</text:p>
      <text:p text:style-name="P10">| 10 <text:s/>| 1 <text:s text:c="4"/>| The requester can handle bundles. <text:s text:c="18"/>|</text:p>
      <text:p text:style-name="P10">| 11 <text:s/>| 0 <text:s text:c="4"/>| The requester cannot receive streams. <text:s text:c="14"/>|</text:p>
      <text:p text:style-name="P10">| 11 <text:s/>| 1 <text:s text:c="4"/>| The requester is also able to receive streams. <text:s text:c="5"/>|</text:p>
      <text:p text:style-name="P10">| 16 <text:s/>| 0 <text:s text:c="4"/>| The requester is able to receive DATA over UDP <text:s text:c="5"/>|</text:p>
      <text:p text:style-name="P10">| <text:s text:c="4"/>| <text:s text:c="6"/>| only. <text:s text:c="46"/>|</text:p>
      <text:p text:style-name="P10">| 16 <text:s/>| 1 <text:s text:c="4"/>| The requester is also able to receive DATA over <text:s text:c="4"/>|</text:p>
      <text:p text:style-name="P10">| <text:s text:c="4"/>| <text:s text:c="6"/>| UDP-Lite. <text:s text:c="42"/>|</text:p>
      <text:p text:style-name="P10">+-----+-------+-----------------------------------------------------+</text:p>
      <text:p text:style-name="P10"/>
      <text:p text:style-name="P10">Transaction keys</text:p>
      <text:p text:style-name="P10">+-----+-------+-----------------------------------------------------+</text:p>
      <text:p text:style-name="P10">| Bit | Value | Key <text:s text:c="8"/>| Purpose <text:s text:c="30"/>|</text:p>
      <text:p text:style-name="P10">+-----+-------+-----------------------------------------------------+</text:p>
      <text:p text:style-name="P10">| 10 <text:s/>| 0 <text:s text:c="4"/>| {bundles} <text:s text:c="2"/>| Not a bundle. <text:s text:c="24"/>|</text:p>
      <text:p text:style-name="P10">| 11 <text:s/>| 0 <text:s text:c="4"/>| {streams} <text:s text:c="2"/>| Not a stream. <text:s text:c="24"/>|</text:p>
      <text:p text:style-name="P10">| 16 <text:s/>| 1 <text:s text:c="4"/>| {UDPlite} <text:s text:c="2"/>| Receive DATA over UDP-Lite. <text:s text:c="10"/>|</text:p>
      <text:p text:style-name="P10">+-----+-------+-----------------------------------------------------+</text:p>
      <text:p text:style-name="P10"/>
      <text:p text:style-name="P10">Request Type (bits 24-31)</text:p>
      <text:p text:style-name="P10">+----------+--------+----------------------------------------------------------------+</text:p>
      <text:p text:style-name="P10">| Value <text:s text:c="3"/>|Command | Meaning <text:s text:c="55"/>|</text:p>
      <text:p text:style-name="P10">+---+------+--------+----------------------------------------------------------------+</text:p>
      <text:p text:style-name="P10">| <text:span text:style-name="T24">0 | 0000 | <text:s text:c="7"/>| No action is to be taken; similar to a BEACON. <text:s text:c="16"/>|</text:span></text:p>
      <text:p text:style-name="P10"><text:span text:style-name="T24">| </text:span><text:span text:style-name="T24">1 | 0001 |'get' <text:s text:c="2"/>| A </text:span><text:span text:style-name="T25">_get_</text:span><text:span text:style-name="T24"> transaction is requested. <text:s/>The File Path field holds <text:s text:c="2"/>|</text:span></text:p>
      <text:p text:style-name="P19"><text:s text:c="3"/><text:tab/><text:span text:style-name="T7">| <text:s text:c="2"/>| <text:s text:c="5"/>| <text:s text:c="7"/>| </text:span><text:span text:style-name="T7">the </text:span><text:span text:style-name="T7">name of the file to be sent. <text:s text:c="30"/>|</text:span></text:p>
      <text:p text:style-name="P22"><text:span text:style-name="T7"><text:tab/>| 2 | 0010 |'put' <text:s text:c="2"/>| A </text:span><text:span text:style-name="T9">_put_</text:span><text:span text:style-name="T7"> transaction is requested. <text:s/>The File Path field suggests|</text:span></text:p>
      <text:p text:style-name="P19"><text:s text:c="3"/><text:tab/><text:span text:style-name="T7">| <text:s text:c="2"/>| <text:s text:c="5"/>| <text:s text:c="7"/>| the name of the file that will be delivered only </text:span><text:span text:style-name="T7">after an OK </text:span><text:span text:style-name="T7"><text:s text:c="2"/>|</text:span></text:p>
      <text:p text:style-name="P13">| <text:s text:c="2"/>| <text:s text:c="5"/>| <text:s text:c="7"/>| STATUS is received from the file receiver. <text:s text:c="20"/>|</text:p>
      <text:p text:style-name="P17"><text:span text:style-name="T23"><text:s text:c="3"/><text:tab/></text:span><text:span text:style-name="T24">| 3 | 0011 |'take' <text:s/>| A </text:span><text:span text:style-name="T25">_get_</text:span><text:span text:style-name="T24"> transaction is requested and once received the original|</text:span></text:p>
      <text:p text:style-name="P19"><text:s text:c="3"/><text:tab/><text:span text:style-name="T7">| <text:s text:c="2"/>| <text:s text:c="5"/>| <text:s text:c="7"/>| copy should be deleted. <text:s/>The File Path field holds the name of |</text:span></text:p>
      <text:p text:style-name="P19"><text:s text:c="3"/><text:tab/><text:span text:style-name="T7">| <text:s text:c="2"/>| <text:s text:c="5"/>| <text:s text:c="7"/>| the file to be sent. (This get+delete is known as a 'take'.) <text:s text:c="2"/>|</text:span></text:p>
      <text:p text:style-name="P19"><text:s text:c="3"/><text:tab/><text:span text:style-name="T7">| 4 | 0100 |'give' <text:s/>| A </text:span><text:span text:style-name="T9">_put_</text:span><text:span text:style-name="T7"> transaction is requested, and once sent successfully, <text:s/>|</text:span></text:p>
      <text:p text:style-name="P19"><text:s text:c="3"/><text:tab/><text:span text:style-name="T7">| <text:s text:c="2"/>| <text:s text:c="5"/>| <text:s text:c="7"/>| the original copy will be deleted. <text:s/>The File Path field holds <text:s/>|</text:span></text:p>
      <text:p text:style-name="P19"><text:s text:c="3"/><text:tab/><text:span text:style-name="T7">| <text:s text:c="2"/>| <text:s text:c="5"/>| <text:s text:c="7"/>| the name of the file to be sent.(This put+delete is known as a |</text:span></text:p>
      <text:p text:style-name="P19"><text:s text:c="3"/><text:tab/><text:span text:style-name="T7">| <text:s text:c="2"/>| <text:s text:c="5"/>| <text:s text:c="7"/>| 'give'.) <text:s text:c="54"/>|</text:span></text:p>
      <text:p text:style-name="P19"><text:s text:c="3"/><text:tab/><text:span text:style-name="T7">| 5 | 0101 |'delete'| A </text:span><text:span text:style-name="T9">_delete_</text:span><text:span text:style-name="T7"> transaction is requested, and the File Path field <text:s text:c="2"/>|</text:span></text:p>
      <text:p text:style-name="P19"><text:s text:c="3"/><text:tab/><text:span text:style-name="T7">| <text:s text:c="2"/>| <text:s text:c="5"/>| <text:s text:c="7"/>| specifies the name of the file or directory to be deleted. <text:s text:c="4"/>|</text:span></text:p>
      <text:p text:style-name="P19"><text:s text:c="4"/><text:tab/><text:span text:style-name="T7">| 6 | 0110 |'getdir'| A </text:span><text:span text:style-name="T9">_getdir_</text:span><text:span text:style-name="T7"> transaction is requested. <text:s/>The File Path field </text:span><text:span text:style-name="T7">holds</text:span><text:span text:style-name="T7">|</text:span></text:p>
      <text:p text:style-name="P10"><text:span text:style-name="T24">| <text:s text:c="2"/>| <text:s text:c="5"/>| <text:s text:c="7"/>| the name of the directory to be examined. <text:s text:c="21"/>| </text:span><text:span text:style-name="T24"><text:s text:c="5"/><text:tab/></text:span></text:p>
      <text:p text:style-name="P8"><text:s text:c="8"/>+------------------------------------------------------------------------------------+</text:p>
      <text:p text:style-name="P6"><text:span text:style-name="T3">METADATA PACKET TYPE 2:</text:span> command to either acknowledge a _get_, or _getdir_ REQUEST, or to initiate a</text:p>
      <text:p text:style-name="P2"><text:s text:c="3"/><text:tab/><text:tab/><text:tab/> <text:s/>_put_ transaction.</text:p>
      <text:p text:style-name="P2"/>
      <text:p text:style-name="P2"><text:s text:c="4"/>0 <text:s text:c="18"/>1 <text:s text:c="18"/>2 <text:s text:c="18"/>3</text:p>
      <text:p text:style-name="P2"><text:s text:c="3"/>|0 1 2 3|4 5 6 7|8 9 0 1|2 3 4 5|6 7 8 9|0 1 2 3|4 5 6 7|8 9 0 1|</text:p>
      <text:p text:style-name="P2"><text:s text:c="3"/>+-+-+-+-+-+-+-+-+-+-+-+-+-+-+-+-+-+-+-+-+-+-+-+-+-+-+-+-+-+-+-+-+</text:p>
      <text:p text:style-name="P2"><text:s text:c="3"/>|0 0 1|0 0 0 1 0|<text:span text:style-name="T4"> <text:s text:c="6"/></text:span><text:s/>Flags <text:s text:c="2"/><text:span text:style-name="T4"><text:s text:c="7"/></text:span><text:s text:c="8"/>|<text:span text:style-name="T4">Sumleng</text:span>|Sumtype|</text:p>
      <text:p text:style-name="P2"><text:s text:c="3"/>+-+-+-+-+-+-+-+-+-+-+-+-+-+-+-+-+-+-+-+-+-+-+-+-+-+-+-+-+-+-+-+-+</text:p>
      <text:p text:style-name="P2"><text:s text:c="3"/>| <text:s text:c="30"/>Id <text:s text:c="29"/>|</text:p>
      <text:p text:style-name="P2"><text:s text:c="3"/>+-+-+-+-+-+-+-+-+-+-+-+-+-+-+-+-+-+-+-+-+-+-+-+-+-+-+-+-+-+-+-+-+</text:p>
      <text:p text:style-name="P2"><text:s text:c="3"/>| <text:s text:c="62"/>/</text:p>
      <text:p text:style-name="P2"><text:s text:c="3"/>/ <text:s text:c="62"/>/</text:p>
      <text:p text:style-name="P2"><text:s text:c="3"/>/ <text:s text:c="4"/>example error-detection checksum <text:tab/><text:tab/><text:tab/> <text:s text:c="7"/>/</text:p>
      <text:p text:style-name="P2"><text:s text:c="3"/>/ <text:s text:c="62"/>/</text:p>
      <text:p text:style-name="P2"><text:s text:c="3"/>/ <text:s text:c="62"/>|</text:p>
      <text:p text:style-name="P2"><text:s text:c="3"/>+-+-+-+-+-+-+-+-+-+-+-+-+-+-+-+-+-+-+-+-+-+-+-+-+-+-+-+-+-+-+-+-+</text:p>
      <text:p text:style-name="P2"><text:s text:c="3"/>| <text:s text:c="62"/>/</text:p>
      <text:p text:style-name="P2"><text:s text:c="3"/>/ <text:s text:c="11"/>single Directory Entry describing file <text:s text:c="12"/>/</text:p>
      <text:p text:style-name="P2"><text:s text:c="3"/>/ <text:s text:c="21"/>(variable length) <text:s text:c="23"/>/</text:p>
      <text:p text:style-name="P2"><text:s text:c="3"/>/ <text:s text:c="61"/>//</text:p>
      <text:p text:style-name="P2"><text:s text:c="3"/>+-+-+-+-+-+-+-+-+-+-+-+-+-+-+-+-+-+-+-+-+-+-+-+-+-+-+-+-+-+-+-//</text:p>
      <text:p text:style-name="P2"/>
      <text:p text:style-name="P4"><text:tab/><text:span text:style-name="T5">Bits 8 &amp; 9, set the transfer descriptor size in the METADATA packet.</text:span></text:p>
      <text:p text:style-name="P4"><text:s/><text:tab/>+-------+-------+-------------------------+-------------------+</text:p>
      <text:p text:style-name="P9"><text:s text:c="3"/><text:tab/>| Bit 8 | Bit 9 | xfer desc Field Sizes <text:s text:c="2"/>| Maximum File Size | <text:s/>Flags</text:p>
      <text:p text:style-name="P9"><text:s text:c="3"/><text:tab/>+-------+-------+-------------------------+-------------------+</text:p>
      <text:p text:style-name="P9"><text:s text:c="3"/><text:tab/>| 0 <text:s text:c="4"/>| 0 <text:s text:c="4"/>| 16 bits <text:s text:c="16"/>| 2^16 - 1 octets. <text:s/>| 0x000000</text:p>
      <text:p text:style-name="P9"><text:s text:c="3"/><text:tab/>| 0 <text:s text:c="4"/>| 1 <text:s text:c="4"/>| 16 or 32 bits <text:s text:c="10"/>| 2^32 - 1 octets. <text:s/>| 0x400000</text:p>
      <text:p text:style-name="P9"><text:s text:c="3"/><text:tab/>| 1 <text:s text:c="4"/>| 0 <text:s text:c="4"/>| 16, 32, or 64 bits <text:s text:c="5"/>| 2^64 - 1 octets. <text:s/>| 0x800000</text:p>
      <text:p text:style-name="P9"><text:s text:c="3"/><text:tab/>| 1 <text:s text:c="4"/>| 1 <text:s text:c="4"/>| 16, 32, 64, or 128 bits | 2^128 - 1 octets. | 0xC00000</text:p>
      <text:p text:style-name="P9"><text:s text:c="3"/><text:tab/>+-------+-------+-------------------------+-------------------+</text:p>
      <text:p text:style-name="P9"><text:s text:c="2"/><text:tab/>+--------+--------+-------------------------------------------------+</text:p>
      <text:p text:style-name="P11">| Bit 10 | Bit 11 | Type of transfer <text:s text:c="31"/>|</text:p>
      <text:p text:style-name="P11">+--------+--------+-------------------------------------------------+</text:p>
      <text:p text:style-name="P11">| 0 <text:s text:c="5"/>| 0 <text:s text:c="5"/>| a file is being sent. <text:s text:c="26"/>|</text:p>
      <text:p text:style-name="P11">| 0 <text:s text:c="5"/>| 1 <text:s text:c="5"/>| the file being sent should be interpreted as a <text:s/>|</text:p>
      <text:p text:style-name="P11">| <text:s text:c="7"/>| <text:s text:c="7"/>| directory record. <text:s text:c="30"/>|</text:p>
      <text:p text:style-name="P11">| 1 <text:s text:c="5"/>| 0 <text:s text:c="5"/>| a bundle is being sent. <text:s text:c="24"/>|</text:p>
      <text:p text:style-name="P11">| 1 <text:s text:c="5"/>| 1 <text:s text:c="5"/>| an indefinite-length stream is being sent. <text:s text:c="5"/>|</text:p>
      <text:p text:style-name="P11">+--------+--------+-------------------------------------------------+</text:p>
      <text:p text:style-name="P11"/>
      <text:p text:style-name="P12">Only For Streams!</text:p>
      <text:p text:style-name="P11">+-----+-------+-----------------------------------------------------+</text:p>
      <text:p text:style-name="P11">| Bit | Value | Meaning <text:s text:c="44"/>|</text:p>
      <text:p text:style-name="P11">+-----+-------+-----------------------------------------------------+</text:p>
      <text:p text:style-name="P11">| 12 <text:s/>| 0 <text:s text:c="4"/>| This transfer is in progress. <text:s text:c="22"/>|</text:p>
      <text:p text:style-name="P11">| 12 <text:s/>| 1 <text:s text:c="4"/>| This transfer is no longer in progress, and has <text:s text:c="4"/>|</text:p>
      <text:p text:style-name="P11">| <text:s text:c="4"/>| <text:s text:c="6"/>| been terminated. <text:s text:c="35"/>|</text:p>
      <text:p text:style-name="P11">+-----+-------+-----------------------------------------------------+</text:p>
      <text:p text:style-name="P11">+--------+----------------------------------------------------------+</text:p>
      <text:p text:style-name="P11">| Bit 13 | Use <text:s text:c="53"/>|</text:p>
      <text:p text:style-name="P11">+--------+----------------------------------------------------------+</text:p>
      <text:p text:style-name="P11">| 0 <text:s text:c="5"/>| This file's content MUST be delivered reliably without <text:s text:c="2"/>|</text:p>
      <text:p text:style-name="P11">| <text:s text:c="7"/>| errors using UDP. <text:s text:c="39"/>|</text:p>
      <text:p text:style-name="P11">| 1 <text:s text:c="5"/>| This file's content MAY be delivered unreliably, without |</text:p>
      <text:p text:style-name="P11">| <text:s text:c="7"/>| errors, or partly unreliably, where errors are <text:s text:c="10"/>|</text:p>
      <text:p text:style-name="P11">| <text:s text:c="7"/>| tolerated, using UDP-Lite. <text:s text:c="30"/>|</text:p>
      <text:p text:style-name="P11">+--------+----------------------------------------------------------+</text:p>
      <text:p text:style-name="P21">+-----------+-------------------------------------------------------+</text:p>
      <text:p text:style-name="P20"><text:s text:c="3"/><text:tab/><text:span text:style-name="T7">| Sumlength | Use <text:s text:c="50"/>|</text:span></text:p>
      <text:p text:style-name="P20"><text:s text:c="3"/><text:tab/><text:span text:style-name="T7">| bits 24-27| <text:s text:c="54"/>|</text:span></text:p>
      <text:p text:style-name="P20"><text:s text:c="3"/><text:tab/><text:span text:style-name="T7">+-----------+-------------------------------------------------------+</text:span></text:p>
      <text:p text:style-name="P20"><text:s text:c="3"/><text:tab/><text:span text:style-name="T7">| 0 <text:s text:c="8"/>| No checksum is provided. <text:s text:c="29"/>|</text:span></text:p>
      <text:p text:style-name="P20"><text:s text:c="3"/><text:tab/><text:span text:style-name="T7">| 1 <text:s text:c="8"/>| 32-bit field, e.g. <text:s/>CRC32. <text:s text:c="27"/>|</text:span></text:p>
      <text:p text:style-name="P20"><text:s text:c="3"/><text:tab/><text:span text:style-name="T7">| 4 <text:s text:c="8"/>| 128-bit field e.g. <text:s/>MD5. <text:s text:c="29"/>|</text:span></text:p>
      <text:p text:style-name="P20"><text:s text:c="3"/><text:tab/><text:span text:style-name="T7">| 5 <text:s text:c="8"/>| 160-bit field e.g. <text:s/>SHA-1. <text:s text:c="27"/>|</text:span></text:p>
      <text:p text:style-name="P15"><text:span text:style-name="T23"><text:s text:c="3"/><text:tab/></text:span><text:span text:style-name="T24">+-----------+-------------------------------------------------------+</text:span></text:p>
      <text:p text:style-name="P11">+-----------+-------------------------------------------------------+</text:p>
      <text:p text:style-name="P11">| Sumtype <text:s text:c="2"/>| Use <text:s text:c="50"/>|</text:p>
      <text:p text:style-name="P11">| bits 28-31| <text:s text:c="54"/>|</text:p>
      <text:p text:style-name="P11">+-----------+-------------------------------------------------------+</text:p>
      <text:p text:style-name="P11">| 0 <text:s text:c="8"/>| No checksum is provided. <text:s text:c="29"/>|</text:p>
      <text:p text:style-name="P11">| 1 <text:s text:c="8"/>| 32-bit CRC32 checksum, suitable for small files. <text:s text:c="5"/>|</text:p>
      <text:p text:style-name="P11">| 2 <text:s text:c="8"/>| 128-bit MD5 checksum, suitable for larger files <text:s text:c="6"/>|</text:p>
      <text:p text:style-name="P11">| 3 <text:s text:c="8"/>| 160-bit SHA-1 checksum, suitable for larger files but |</text:p>
      <text:p text:style-name="P11">| <text:s text:c="10"/>| slower to process than MD5. <text:s text:c="26"/>|</text:p>
      <text:p text:style-name="P11">+-----------+-------------------------------------------------------+</text:p>
      <text:p text:style-name="P11"/>
      <text:p text:style-name="P6"><text:s/><text:span text:style-name="T2">Directory Entry Format</text:span></text:p>
      <text:p text:style-name="P2"/>
      <text:p text:style-name="P2"><text:s text:c="4"/>0 <text:s text:c="18"/>1 <text:s text:c="18"/>2 <text:s text:c="18"/>3 </text:p>
      <text:p text:style-name="P2"><text:s text:c="3"/>|0 1 2 3|4 5 6 7|8 9 0 1|2 3 4 5|6 7 8 9|0 1 2 3|4 5 6 7|8 9 0 1|</text:p>
      <text:p text:style-name="P2"><text:s text:c="3"/>+-+-+-+-+-+-+-+-+-+-+-+-+-+-+-+-+-+-+-+-+-+-+-+-+-+-+-+-+-+-+-+-+ </text:p>
      <text:p text:style-name="P2"><text:s text:c="3"/>|<text:span text:style-name="T4">1| <text:s text:c="4"/></text:span><text:s text:c="2"/>Propert<text:span text:style-name="T4">ies <text:s text:c="3"/></text:span><text:s text:c="8"/>[ <text:s text:c="7"/>Size (descriptor) <text:s text:c="5"/>] <text:s text:c="8"/></text:p>
      <text:p text:style-name="P2"><text:s text:c="3"/>+-+-+-+-+-+-+-+-+-+-+-+-+-+-+-+-+-+-+-+-+-+-+-+-+-+-+-+-+-+-+-+-+ </text:p>
      <text:p text:style-name="P2"><text:s text:c="3"/>| <text:s text:c="25"/>Mtime <text:s text:c="31"/>| </text:p>
      <text:p text:style-name="P2"><text:s text:c="3"/>+-+-+-+-+-+-+-+-+-+-+-+-+-+-+-+-+-+-+-+-+-+-+-+-+-+-+-+-+-+-+-+-+ </text:p>
      <text:p text:style-name="P2"><text:s text:c="3"/>| <text:s text:c="25"/>Ctime <text:s text:c="31"/>| </text:p>
      <text:p text:style-name="P2"><text:s text:c="3"/>+-+-+-+-+-+-+-+-+-+-+-+-+-+-+-+-+-+-+-+-+-+-+-+-+-+-+-+-+-+-+-+-+ </text:p>
      <text:p text:style-name="P2"><text:s text:c="3"/>| <text:s text:c="62"/>/ </text:p>
      <text:p text:style-name="P2"><text:s text:c="3"/>+ <text:s text:c="62"/>/ </text:p>
      <text:p text:style-name="P2"><text:s text:c="3"/>/ <text:s text:c="62"/>/ </text:p>
      <text:p text:style-name="P2"><text:s text:c="3"/>/ <text:s text:c="10"/>File Path (max 1024 octets,variable length) <text:s text:c="8"/>/ </text:p>
      <text:p text:style-name="P2"><text:s text:c="3"/>/ <text:s text:c="57"/>... // </text:p>
      <text:p text:style-name="P2"><text:s text:c="3"/>+-+-+-+-+-+-+-+-+-+-+-+-+-+-+-+-+-+-+-+-+-+-+-+-+-+-+-+-+-+-+-// </text:p>
      <text:p text:style-name="P2"/>
      <text:p text:style-name="P2"><text:s text:c="3"/>+------------+----------------------------------------------------------------------------------+ </text:p>
      <text:p text:style-name="P2"><text:s text:c="3"/>| field <text:s text:c="5"/>| description <text:s text:c="69"/>| </text:p>
      <text:p text:style-name="P2"><text:s text:c="3"/>+------------+----------------------------------------------------------------------------------+ </text:p>
      <text:p text:style-name="P2"><text:s text:c="3"/>| Properties | if set, bit 7 of this field indicates that the entry corresponds to a directory. | </text:p>
      <text:p text:style-name="P2"><text:s text:c="3"/>| <text:s text:c="11"/>| Bit 6, if set, indicates that the file is "special". <text:s/>A special file may not be <text:s/>|</text:p>
      <text:p text:style-name="P2"><text:s text:c="3"/>| <text:s text:c="11"/>| directly transferable as it corresponds to a symbolic link, a named pipe, a <text:s text:c="5"/>| </text:p>
      <text:p text:style-name="P2"><text:s text:c="3"/>| <text:s text:c="11"/>| device node, or some other "special" filesystem object. <text:s/>A file-sender may simply|</text:p>
      <text:p text:style-name="P2"><text:s text:c="3"/>| <text:s text:c="11"/>| choose not to include these types of files in the results of a _getdir_ request. | </text:p>
      <text:p text:style-name="P2"><text:s text:c="3"/>| <text:s text:c="11"/>| Bits 8 and 9 are flags that indicate the width of the following descriptor field | </text:p>
      <text:p text:style-name="P2"><text:s text:c="3"/>| <text:s text:c="11"/>| that gives file size. <text:s/>Bit 10 indicates that the file is to be handled by <text:s text:c="7"/>| </text:p>
      <text:p text:style-name="P2"><text:s text:c="3"/>| <text:s text:c="11"/>| Saratoga as a bundle, and passed to a bundle agent. <text:s text:c="29"/>| </text:p>
      <text:p text:style-name="P2"><text:s text:c="3"/>| Size <text:s text:c="6"/>| the size of each file or directory in octets. <text:s/>This is a descriptor, varying as <text:s/>| </text:p>
      <text:p text:style-name="P2"><text:s text:c="3"/>| <text:s text:c="11"/>| needed in each entry for the size of the file. <text:s/>For convenience in the figure, it| </text:p>
      <text:p text:style-name="P2"><text:s text:c="3"/>| <text:s text:c="11"/>| is shown here as a 16-bit descriptor for a small file. <text:s text:c="26"/>| </text:p>
      <text:p text:style-name="P2"><text:s text:c="3"/>| Mtime <text:s text:c="5"/>| a timestamp showing when the file or directory was modified. <text:s text:c="20"/>| <text:s text:c="38"/></text:p>
      <text:p text:style-name="P2"><text:s text:c="3"/>| Ctime <text:s text:c="5"/>| a timestamp of the last status change for this file or directory. <text:s text:c="15"/>| <text:s text:c="39"/></text:p>
      <text:p text:style-name="P2"><text:s text:c="3"/>| File Path <text:s/>| contains the file's name relative within the requested path of the _getdir_ <text:s text:c="5"/>|</text:p>
      <text:p text:style-name="P2"><text:s text:c="3"/>| <text:s text:c="11"/>| a transaction, maximum of 1024-octet UTF-8 string, that is <text:s/>null-terminated to <text:s text:c="2"/>| <text:s text:c="21"/></text:p>
      <text:p text:style-name="P2"><text:s text:c="3"/>| <text:s text:c="11"/>| to indicate the beginning of the next directory entry in _getdir_ results <text:s text:c="7"/>|</text:p>
      <text:p text:style-name="P2"><text:s text:c="3"/>+------------+----------------------------------------------------------------------------------+</text:p>
      <text:p text:style-name="P2"/>
      <text:p text:style-name="P2"><text:s text:c="3"/>+-------+-------+-------------------------------------------------+ </text:p>
      <text:p text:style-name="P2"><text:s text:c="3"/>| Bit 6 | Bit 7 | Properties conveyed <text:s text:c="28"/>|</text:p>
      <text:p text:style-name="P2"><text:s text:c="3"/>+-------+-------+-------------------------------------------------+ </text:p>
      <text:p text:style-name="P2"><text:s text:c="3"/>| 0 <text:s text:c="4"/>| 0 <text:s text:c="4"/>| normal file. <text:s text:c="35"/>|</text:p>
      <text:p text:style-name="P2"><text:s text:c="3"/>| 0 <text:s text:c="4"/>| 1 <text:s text:c="4"/>| normal directory. <text:s text:c="30"/>|</text:p>
      <text:p text:style-name="P2"><text:s text:c="3"/>| 1 <text:s text:c="4"/>| 0 <text:s text:c="4"/>| special file. <text:s text:c="34"/>|</text:p>
      <text:p text:style-name="P2"><text:s text:c="3"/>| 1 <text:s text:c="4"/>| 1 <text:s text:c="4"/>| special directory. <text:s text:c="29"/>|</text:p>
      <text:p text:style-name="P2"><text:s text:c="3"/>+-------+-------+-------------------------------------------------+ </text:p>
      <text:p text:style-name="P2"><text:s text:c="3"/>| Bit 8 | Bit 9 | Properties conveyed <text:s text:c="28"/>| </text:p>
      <text:p text:style-name="P2"><text:s text:c="3"/>+-------+-------+-------------------------------------------------+ </text:p>
      <text:p text:style-name="P2"><text:s text:c="3"/>| 0 <text:s text:c="4"/>| 0 <text:s text:c="4"/>| File size is indicated in a 16-bit descriptor. <text:s/>| </text:p>
      <text:p text:style-name="P2"><text:s text:c="3"/>| 0 <text:s text:c="4"/>| 1 <text:s text:c="4"/>| File size is indicated in a 32-bit descriptor. <text:s/>| </text:p>
      <text:p text:style-name="P2"><text:s text:c="3"/>| 1 <text:s text:c="4"/>| 0 <text:s text:c="4"/>| File size is indicated in a 64-bit descriptor. <text:s/>| </text:p>
      <text:p text:style-name="P2"><text:s text:c="3"/>| 1 <text:s text:c="4"/>| 1 <text:s text:c="4"/>| File size is indicated in a 128-bit descriptor. | </text:p>
      <text:p text:style-name="P2"><text:s text:c="3"/>+-------+-------+-------------------------------------------------+ </text:p>
      <text:p text:style-name="P2"><text:s text:c="3"/>+--------+--------------------------------------------------------------------------+ </text:p>
      <text:p text:style-name="P2"><text:s text:c="3"/>| Bit 10 | Properties conveyed <text:s text:c="53"/>| </text:p>
      <text:p text:style-name="P2"><text:s text:c="3"/>+--------+--------------------------------------------------------------------------+ </text:p>
      <text:p text:style-name="P2"><text:s text:c="3"/>| 0 <text:s text:c="5"/>| File really is a file. <text:s text:c="50"/>| </text:p>
      <text:p text:style-name="P2"><text:s text:c="3"/>| 1 <text:s text:c="5"/>| File is to be treated as a bundle. <text:s text:c="38"/>| </text:p>
      <text:p text:style-name="P2"><text:s text:c="3"/>+--------+--------------------------------------------------------------------------+ </text:p>
      <text:p text:style-name="P2"><text:s text:c="3"/>| Bit 13 | Use <text:s text:c="69"/>| </text:p>
      <text:p text:style-name="P2"><text:s text:c="3"/>+--------+--------------------------------------------------------------------------+ </text:p>
      <text:p text:style-name="P2"><text:s text:c="3"/>| 0 <text:s text:c="5"/>| This file's content MUST be delivered reliably without errors using UDP. | </text:p>
      <text:p text:style-name="P2"><text:s text:c="3"/>| 1 <text:s text:c="5"/>| This file's content MAY be delivered unreliably, or partly unreliably, <text:s text:c="2"/>|</text:p>
      <text:p text:style-name="P2"><text:s text:c="3"/>| <text:s text:c="7"/>| where errors are tolerated, using UDP-Lite. <text:s text:c="29"/>|</text:p>
      <text:p text:style-name="P14">+--------+--------------------------------------------------------------------------+ </text:p>
      <text:p text:style-name="P5">DATA PACKET TYPE 3:<text:span text:style-name="T1"> The data transfer response to a _get_, _put_, or _getdir_ request.</text:span></text:p>
      <text:p text:style-name="P2"/>
      <text:p text:style-name="P2"><text:s text:c="4"/>0 <text:s text:c="18"/>1 <text:s text:c="18"/>2 <text:s text:c="18"/>3</text:p>
      <text:p text:style-name="P2"><text:s text:c="3"/>|0 1 2 3|4 5 6 7|8 9 0 1|2 3 4 5|6 7 8 9|0 1 2 3|4 5 6 7|8 9 0 1|</text:p>
      <text:p text:style-name="P2"><text:s text:c="3"/>+-+-+-+-+-+-+-+-+-+-+-+-+-+-+-+-+-+-+-+-+-+-+-+-+-+-+-+-+-+-+-+-+</text:p>
      <text:p text:style-name="P2"><text:s text:c="3"/>|0 0 1|0 0 0 1 1|<text:span text:style-name="T29"> <text:s text:c="8"/>Flags <text:s text:c="26"/></text:span><text:s text:c="6"/>|</text:p>
      <text:p text:style-name="P2"><text:s text:c="3"/>+-+-+-+-+-+-+-+-+-+-+-+-+-+-+-+-+-+-+-+-+-+-+-+-+-+-+-+-+-+-+-+-+</text:p>
      <text:p text:style-name="P2"><text:s text:c="3"/>| <text:s text:c="30"/>Id <text:s text:c="29"/>|</text:p>
      <text:p text:style-name="P2"><text:s text:c="3"/>+-+-+-+-+-+-+-+-+-+-+-+-+-+-+-+-+-+-+-+-+-+-+-+-+-+-+-+-+-+-+-+-+</text:p>
      <text:p text:style-name="P2"><text:s text:c="3"/>| <text:s text:c="62"/>/</text:p>
      <text:p text:style-name="P2"><text:s text:c="3"/>/ <text:s text:c="11"/>Timestamp/nonce information (optional) <text:s text:c="12"/>/</text:p>
      <text:p text:style-name="P2"><text:s text:c="3"/>/ <text:s text:c="62"/>/</text:p>
      <text:p text:style-name="P2"><text:s text:c="3"/>/ <text:s text:c="62"/>|</text:p>
      <text:p text:style-name="P2"><text:s text:c="3"/>+-+-+-+-+-+-+-+-+-+-+-+-+-+-+-+-+-+-+-+-+-+-+-+-+-+-+-+-+-+-+-+-+</text:p>
      <text:p text:style-name="P2"><text:s text:c="3"/>[ <text:s text:c="21"/>Offset (descriptor) <text:s text:c="21"/>]</text:p>
      <text:p text:style-name="P2"><text:s text:c="3"/>+-+-+-+-+-+-+-+-+-+-+-+-+-+-+-+-+-+-+-+-+-+-+-+-+-+-+-+-+-+-+-+-+</text:p>
      <text:p text:style-name="P2"/>
      <text:p text:style-name="P2"><text:tab/>Flags:</text:p>
      <text:p text:style-name="P2"><text:s/><text:tab/>+-------+-------+-------------------------+-------------------+</text:p>
      <text:p text:style-name="P8"><text:s text:c="3"/><text:tab/>| Bit 8 | Bit 9 | Supported Field Sizes <text:s text:c="2"/>| Maximum File Size | <text:s/>Flags</text:p>
      <text:p text:style-name="P8"><text:s text:c="3"/><text:tab/>+-------+-------+-------------------------+-------------------+</text:p>
      <text:p text:style-name="P8"><text:s text:c="3"/><text:tab/>| 0 <text:s text:c="4"/>| 0 <text:s text:c="4"/>| 16 bits <text:s text:c="16"/>| 2^16 - 1 octets. <text:s/>| 0x000000</text:p>
      <text:p text:style-name="P8"><text:s text:c="3"/><text:tab/>| 0 <text:s text:c="4"/>| 1 <text:s text:c="4"/>| 16 or 32 bits <text:s text:c="10"/>| 2^32 - 1 octets. <text:s/>| 0x400000</text:p>
      <text:p text:style-name="P8"><text:s text:c="3"/><text:tab/>| 1 <text:s text:c="4"/>| 0 <text:s text:c="4"/>| 16, 32, or 64 bits <text:s text:c="5"/>| 2^64 - 1 octets. <text:s/>| 0x800000</text:p>
      <text:p text:style-name="P8"><text:s text:c="3"/><text:tab/>| 1 <text:s text:c="4"/>| 1 <text:s text:c="4"/>| 16, 32, 64, or 128 bits | 2^128 - 1 octets. | 0xC00000</text:p>
      <text:p text:style-name="P8"><text:s text:c="3"/><text:tab/>+-------+-------+-------------------------+-------------------+</text:p>
      <text:p text:style-name="P8"><text:s text:c="2"/></text:p>
      <text:p text:style-name="P10">+--------+--------+-------------------------------------------------+</text:p>
      <text:p text:style-name="P10">| Bit 10 | Bit 11 | Type of transfer <text:s text:c="31"/>|</text:p>
      <text:p text:style-name="P10">+--------+--------+-------------------------------------------------+</text:p>
      <text:p text:style-name="P10">| 0 <text:s text:c="5"/>| 0 <text:s text:c="5"/>| a file is being sent. <text:s text:c="26"/>|</text:p>
      <text:p text:style-name="P10">| 0 <text:s text:c="5"/>| 1 <text:s text:c="5"/>| the file being sent should be interpreted as a <text:s/>|</text:p>
      <text:p text:style-name="P10">| <text:s text:c="7"/>| <text:s text:c="7"/>| directory record. <text:s text:c="30"/>|</text:p>
      <text:p text:style-name="P10">| 1 <text:s text:c="5"/>| 0 <text:s text:c="5"/>| a bundle is being sent. <text:s text:c="24"/>|</text:p>
      <text:p text:style-name="P10">| 1 <text:s text:c="5"/>| 1 <text:s text:c="5"/>| an indefinite-length stream is being sent. <text:s text:c="5"/>|</text:p>
      <text:p text:style-name="P10">+--------+--------+-------------------------------------------------+</text:p>
      <text:p text:style-name="P10"/>
      <text:p text:style-name="P10">+-----+-------+-----------------------------------------------------+</text:p>
      <text:p text:style-name="P10">| Bit | Value | Meaning <text:s text:c="44"/>|</text:p>
      <text:p text:style-name="P10">+-----+-------+-----------------------------------------------------+</text:p>
      <text:p text:style-name="P10">| 12 <text:s/>| 0 <text:s text:c="4"/>| This packet does not include an optional <text:s text:c="11"/>|</text:p>
      <text:p text:style-name="P10">| <text:s text:c="4"/>| <text:s text:c="6"/>| timestamp/nonce field. <text:s text:c="29"/>|</text:p>
      <text:p text:style-name="P10">| 12 <text:s/>| 1 <text:s text:c="4"/>| This packet includes an optional timestamp/nonce <text:s text:c="3"/>|</text:p>
      <text:p text:style-name="P10">| <text:s text:c="4"/>| <text:s text:c="6"/>| field. <text:s text:c="45"/>|</text:p>
      <text:p text:style-name="P10">+-----+-------+-----------------------------------------------------+</text:p>
      <text:p text:style-name="P10"/>
      <text:p text:style-name="P10">+-----+-------+------------------------------------+</text:p>
      <text:p text:style-name="P10">| Bit | Value | Meaning <text:s text:c="27"/>|</text:p>
      <text:p text:style-name="P10">+-----+-------+------------------------------------+</text:p>
      <text:p text:style-name="P10">| 15 <text:s/>| 0 <text:s text:c="4"/>| No response is requested. <text:s text:c="9"/>|</text:p>
      <text:p text:style-name="P10">| 15 <text:s/>| 1 <text:s text:c="4"/>| A HOLESTOFILL packet is requested. |</text:p>
      <text:p text:style-name="P10">+-----+-------+------------------------------------+</text:p>
      <text:p text:style-name="P10"/>
      <text:p text:style-name="P10">+-----+-------+----------------------------------+ </text:p>
      <text:p text:style-name="P10">| Bit | Value | Meaning <text:s text:c="25"/>| </text:p>
      <text:p text:style-name="P10">+-----+-------+----------------------------------+ </text:p>
      <text:p text:style-name="P10">| 16 <text:s/>| 0 <text:s text:c="4"/>| Normal use. <text:s text:c="21"/>| </text:p>
      <text:p text:style-name="P10">| 16 <text:s/>| 1 <text:s text:c="4"/>| The EOD End of Data flag is set. | </text:p>
      <text:p text:style-name="P10">+-----+-------+----------------------------------+ </text:p>
      <text:p text:style-name="P10"/>
      <text:p text:style-name="P5">STATUS PACKET TYPE 4:<text:span text:style-name="T1"> </text:span></text:p>
      <text:p text:style-name="P2"/>
      <text:p text:style-name="P2"><text:s text:c="4"/>0 <text:s text:c="18"/>1 <text:s text:c="18"/>2 <text:s text:c="18"/>3</text:p>
      <text:p text:style-name="P2"><text:s text:c="3"/>|0 1 2 3|4 5 6 7|8 9 0 1|2 3 4 5|6 7 8 9|0 1 2 3|4 5 6 7|8 9 0 1|</text:p>
      <text:p text:style-name="P2"><text:s text:c="3"/>+-+-+-+-+-+-+-+-+-+-+-+-+-+-+-+-+-+-+-+-+-+-+-+-+-+-+-+-+-+-+-+-+</text:p>
      <text:p text:style-name="P2"><text:s text:c="3"/>|0 0 1|0 0 1 0 0|<text:span text:style-name="T29"> <text:s text:c="7"/>Flags <text:s text:c="17"/>| <text:s text:c="4"/>Status <text:s text:c="3"/></text:span>|</text:p>
      <text:p text:style-name="P7"><text:s text:c="3"/>+-+-+-+-+-+-+-+-+-+-+-+-+-+-+-+-+-+-+-+-+-+-+-+-+-+-+-+-+-+-+-+-+</text:p>
      <text:p text:style-name="P2"><text:s text:c="3"/>| <text:s text:c="31"/>Id <text:s text:c="28"/>|</text:p>
      <text:p text:style-name="P2"><text:s text:c="3"/>+-+-+-+-+-+-+-+-+-+-+-+-+-+-+-+-+-+-+-+-+-+-+-+-+-+-+-+-+-+-+-+-+</text:p>
      <text:p text:style-name="P2"><text:s text:c="3"/>| <text:s text:c="62"/>/</text:p>
      <text:p text:style-name="P2"><text:s text:c="3"/>/ <text:s text:c="12"/>Timestamp/nonce information (optional) <text:s text:c="11"/>/</text:p>
      <text:p text:style-name="P2"><text:s text:c="3"/>/ <text:s text:c="62"/>/</text:p>
      <text:p text:style-name="P2"><text:s text:c="3"/>/ <text:s text:c="62"/>|</text:p>
      <text:p text:style-name="P2"><text:s text:c="3"/>+-+-+-+-+-+-+-+-+-+-+-+-+-+-+-+-+-+-+-+-+-+-+-+-+-+-+-+-+-+-+-+-+</text:p>
      <text:p text:style-name="P2"><text:s text:c="3"/>[ <text:s text:c="15"/>Progress Indicator (descriptor) <text:s text:c="15"/>]</text:p>
      <text:p text:style-name="P2"><text:s text:c="3"/>+-+-+-+-+-+-+-+-+-+-+-+-+-+-+-+-+-+-+-+-+-+-+-+-+-+-+-+-+-+-+-+-+</text:p>
      <text:p text:style-name="P2"><text:s text:c="3"/>[ <text:s text:c="16"/>In-Response-To (descriptor) <text:s text:c="18"/>]</text:p>
      <text:p text:style-name="P2"><text:s text:c="3"/>+-+-+-+-+-+-+-+-+-+-+-+-+-+-+-+-+-+-+-+-+-+-+-+-+-+-+-+-+-+-+-+-+</text:p>
      <text:p text:style-name="P2"><text:s text:c="3"/>| <text:s text:c="14"/>(possibly, several Hole fields) <text:s text:c="16"/>/</text:p>
      <text:p text:style-name="P2"><text:s text:c="3"/>/ <text:s text:c="29"/>... <text:s text:c="29"/>/</text:p>
      <text:p text:style-name="P2"><text:s text:c="3"/>+-+-+-+-+-+-+-+-+-+-+-+-+-+-+-+-+-+-+-+-+-+-+-+-+-+-+-+-+-+-+-+-+</text:p>
      <text:p text:style-name="P2"/>
      <text:p text:style-name="P2"><text:tab/>Flags:</text:p>
      <text:p text:style-name="P2"><text:s/><text:tab/>+-------+-------+-------------------------+-------------------+</text:p>
      <text:p text:style-name="P8"><text:s text:c="3"/><text:tab/>| Bit 8 | Bit 9 | Set descriptor <text:s/>Sizes <text:s text:c="2"/>| Maximum File Size | <text:s/>Flags</text:p>
      <text:p text:style-name="P8"><text:s text:c="3"/><text:tab/>+-------+-------+-------------------------+-------------------+</text:p>
      <text:p text:style-name="P8"><text:s text:c="3"/><text:tab/>| 0 <text:s text:c="4"/>| 0 <text:s text:c="4"/>| 16 bits <text:s text:c="16"/>| 2^16 - 1 octets. <text:s/>| 0x000000</text:p>
      <text:p text:style-name="P8"><text:s text:c="3"/><text:tab/>| 0 <text:s text:c="4"/>| 1 <text:s text:c="4"/>| 16 or 32 bits <text:s text:c="10"/>| 2^32 - 1 octets. <text:s/>| 0x400000</text:p>
      <text:p text:style-name="P8"><text:s text:c="3"/><text:tab/>| 1 <text:s text:c="4"/>| 0 <text:s text:c="4"/>| 16, 32, or 64 bits <text:s text:c="5"/>| 2^64 - 1 octets. <text:s/>| 0x800000</text:p>
      <text:p text:style-name="P8"><text:s text:c="3"/><text:tab/>| 1 <text:s text:c="4"/>| 1 <text:s text:c="4"/>| 16, 32, 64, or 128 bits | 2^128 - 1 octets. | 0xC00000</text:p>
      <text:p text:style-name="P8"><text:s text:c="3"/><text:tab/>+-------+-------+-------------------------+-------------------+</text:p>
      <text:p text:style-name="P8"><text:s text:c="2"/></text:p>
      <text:p text:style-name="P10">+-----+-------+---------------------------------------------------+</text:p>
      <text:p text:style-name="P10">| Bit | Value | Meaning <text:s text:c="42"/>|</text:p>
      <text:p text:style-name="P10">+-----+-------+---------------------------------------------------+</text:p>
      <text:p text:style-name="P10">| 12 <text:s/>| 0 <text:s text:c="4"/>| This packet does not include a timestamp field. <text:s text:c="2"/>|</text:p>
      <text:p text:style-name="P10">| 12 <text:s/>| 1 <text:s text:c="4"/>| This packet includes an optional timestamp field. |</text:p>
      <text:p text:style-name="P10">+-----+-------+---------------------------------------------------+</text:p>
      <text:p text:style-name="P10"/>
      <text:p text:style-name="P10">+-----+-------+----------------------------------------+</text:p>
      <text:p text:style-name="P10">| Bit | Value | Meaning <text:s text:c="31"/>|</text:p>
      <text:p text:style-name="P10">+-----+-------+----------------------------------------+</text:p>
      <text:p text:style-name="P10">| 13 <text:s/>| 0 <text:s text:c="4"/>| file's METADATA has been received. <text:s text:c="4"/>|</text:p>
      <text:p text:style-name="P10">| 13 <text:s/>| 1 <text:s text:c="4"/>| file's METADATA has not been received. |</text:p>
      <text:p text:style-name="P10">+-----+-------+----------------------------------------+</text:p>
      <text:p text:style-name="P10"/>
      <text:p text:style-name="P10">+-----+-------+-----------------------------------------------------+</text:p>
      <text:p text:style-name="P10">| Bit | Value | Meaning <text:s text:c="44"/>|</text:p>
      <text:p text:style-name="P10">+-----+-------+-----------------------------------------------------+</text:p>
      <text:p text:style-name="P10">| 14 <text:s/>| 0 <text:s text:c="4"/>| this packet contains the complete current set of <text:s text:c="3"/>|</text:p>
      <text:p text:style-name="P10">| <text:s text:c="4"/>| <text:s text:c="6"/>| holes at the file-receiver. <text:s text:c="24"/>|</text:p>
      <text:p text:style-name="P10">| 14 <text:s/>| 1 <text:s text:c="4"/>| this packet contains incomplete hole-state; holes <text:s text:c="2"/>|</text:p>
      <text:p text:style-name="P10">| <text:s text:c="4"/>| <text:s text:c="6"/>| shown in this packet should supplement other <text:s text:c="7"/>|</text:p>
      <text:p text:style-name="P10">| <text:s text:c="4"/>| <text:s text:c="6"/>| incomplete hole-state known to the file-sender. <text:s text:c="4"/>|</text:p>
      <text:p text:style-name="P10">+-----+-------+-----------------------------------------------------+</text:p>
      <text:p text:style-name="P10"/>
      <text:p text:style-name="P10">+-----+-------+----------------------------------------------------+</text:p>
      <text:p text:style-name="P10">| Bit | Value | Meaning <text:s text:c="43"/>|</text:p>
      <text:p text:style-name="P10">+-----+-------+----------------------------------------------------+</text:p>
      <text:p text:style-name="P10">| 15 <text:s/>| 0 <text:s text:c="4"/>| This STATUS was requested by the file-sender. <text:s text:c="5"/>|</text:p>
      <text:p text:style-name="P10">| 15 <text:s/>| 1 <text:s text:c="4"/>| This STATUS is sent voluntarily. <text:s text:c="18"/>|</text:p>
      <text:p text:style-name="P10">+-----+-------+----------------------------------------------------+</text:p>
      <text:p text:style-name="P10"/>
      <text:p text:style-name="P2"><text:s text:c="2"/></text:p>
      <text:p text:style-name="P6"><text:s/>Hole Definition Format</text:p>
      <text:p text:style-name="P2"/>
      <text:p text:style-name="P2"><text:s text:c="4"/>0 <text:s text:c="18"/>1 <text:s text:c="18"/>2 <text:s text:c="18"/>3</text:p>
      <text:p text:style-name="P2"><text:s text:c="4"/>0 1 2 3 4 5 6 7 8 9 0 1 2 3 4 5 6 7 8 9 0 1 2 3 4 5 6 7 8 9 0 1</text:p>
      <text:p text:style-name="P2"><text:s text:c="3"/>+-+-+-+-+-+-+-+-+-+-+-+-+-+-+-+-+-+-+-+-+-+-+-+-+-+-+-+-+-+-+-+-+</text:p>
      <text:p text:style-name="P2"><text:s text:c="3"/>[ <text:s text:c="12"/>offset to start of hole (descriptor) <text:s text:c="13"/>]</text:p>
      <text:p text:style-name="P2"><text:s text:c="3"/>+-+-+-+-+-+-+-+-+-+-+-+-+-+-+-+-+-+-+-+-+-+-+-+-+-+-+-+-+-+-+-+-+</text:p>
      <text:p text:style-name="P2"><text:s text:c="3"/>[ <text:s text:c="13"/>offset to end of hole (descriptor) <text:s text:c="14"/>]</text:p>
      <text:p text:style-name="P2"><text:s text:c="3"/>+-+-+-+-+-+-+-+-+-+-+-+-+-+-+-+-+-+-+-+-+-+-+-+-+-+-+-+-+-+-+-+-+</text:p>
      <text:p text:style-name="P2"/>
      <text:p text:style-name="P2"/>
      <text:p text:style-name="P2"><text:s text:c="3"/>+--------------+--------+-------+--------------------------------------------------+ </text:p>
      <text:p text:style-name="P2"><text:s text:c="3"/>| Error Code <text:s text:c="2"/>| <text:s/>End <text:s text:c="2"/>| Rcvd <text:s/>| Meaning <text:s text:c="41"/>| </text:p>
      <text:p text:style-name="P2"><text:s text:c="3"/>| Status Value | Action | <text:s/>by* <text:s/>| <text:s text:c="49"/>| </text:p>
      <text:p text:style-name="P2"><text:s text:c="3"/>+--------------+--------+-------+--------------------------------------------------+ </text:p>
      <text:p text:style-name="P2"><text:s text:c="3"/>| 0x00 <text:s text:c="8"/>| <text:s text:c="2"/>0 <text:s text:c="3"/>| <text:s text:c="2"/>B <text:s text:c="2"/>| Success, No Errors. <text:s text:c="29"/>| </text:p>
      <text:p text:style-name="P2"><text:s text:c="3"/>| 0x01 <text:s text:c="8"/>| <text:s text:c="2"/>1 <text:s text:c="3"/>| <text:s text:c="2"/>R <text:s text:c="2"/>| Unspecified Error. <text:s text:c="30"/>| </text:p>
      <text:p text:style-name="P2"><text:s text:c="3"/>| 0x02 <text:s text:c="8"/>| <text:s text:c="2"/>1 <text:s text:c="3"/>| <text:s text:c="2"/>R <text:s text:c="2"/>| Unable to send file due to resource constraints. | </text:p>
      <text:p text:style-name="P2"><text:s text:c="3"/>| 0x03 <text:s text:c="8"/>| <text:s text:c="2"/>1 <text:s text:c="3"/>| <text:s text:c="2"/>S <text:s text:c="2"/>| Unable to receive file due to resource <text:s text:c="10"/>| </text:p>
      <text:p text:style-name="P2"><text:s text:c="3"/>| <text:s text:c="13"/>| <text:s text:c="7"/>| <text:s text:c="6"/>| constraints. <text:s text:c="36"/>| </text:p>
      <text:p text:style-name="P2"><text:s text:c="3"/>| 0x04 <text:s text:c="8"/>| <text:s text:c="2"/>1 <text:s text:c="3"/>| <text:s text:c="2"/>R <text:s text:c="2"/>| File not found. <text:s text:c="33"/>| </text:p>
      <text:p text:style-name="P2"><text:s text:c="3"/>| 0x05 <text:s text:c="8"/>| <text:s text:c="2"/>1 <text:s text:c="3"/>| <text:s text:c="2"/>B <text:s text:c="2"/>| Access Denied. <text:s text:c="34"/>| </text:p>
      <text:p text:style-name="P2"><text:s text:c="3"/>| 0x06 <text:s text:c="8"/>| <text:s text:c="2"/>1 <text:s text:c="3"/>| <text:s text:c="2"/>B <text:s text:c="2"/>| Unknown Id field for transaction. <text:s text:c="15"/>| </text:p>
      <text:p text:style-name="P2"><text:s text:c="3"/>| 0x07 <text:s text:c="8"/>| <text:s text:c="2"/>0 <text:s text:c="3"/>| <text:s text:c="2"/>R <text:s text:c="2"/>| Did not delete file. <text:s text:c="28"/>| </text:p>
      <text:p text:style-name="P2"><text:s text:c="3"/>| 0x08 <text:s text:c="8"/>| <text:s text:c="2"/>1 <text:s text:c="3"/>| <text:s text:c="2"/>S <text:s text:c="2"/>| File length is longer than receiver can support. | </text:p>
      <text:p text:style-name="P2"><text:s text:c="3"/>| 0x09 <text:s text:c="8"/>| <text:s text:c="2"/>1 <text:s text:c="3"/>| <text:s text:c="2"/>S <text:s text:c="2"/>| File offset descriptors do not match expected <text:s text:c="3"/>| </text:p>
      <text:p text:style-name="P2"><text:s text:c="3"/>| <text:s text:c="13"/>| <text:s text:c="7"/>| <text:s text:c="6"/>| use or file length. <text:s text:c="29"/>| </text:p>
      <text:p text:style-name="P2"><text:s text:c="3"/>| 0x0A <text:s text:c="8"/>| <text:s text:c="2"/>1 <text:s text:c="3"/>| <text:s text:c="2"/>B <text:s text:c="2"/>| Unsupported Saratoga packet type received. <text:s text:c="6"/>| </text:p>
      <text:p text:style-name="P2"><text:s text:c="3"/>| 0x0B <text:s text:c="8"/>| <text:s text:c="2"/>1 <text:s text:c="3"/>| <text:s text:c="2"/>R <text:s text:c="2"/>| Unsupported Request Type received. <text:s text:c="14"/>| </text:p>
      <text:p text:style-name="P2"><text:s text:c="3"/>| 0x0C <text:s text:c="8"/>| <text:s text:c="2"/>1 <text:s text:c="3"/>| <text:s text:c="2"/>B <text:s text:c="2"/>| REQUEST is now terminated due to an internal <text:s text:c="4"/>| </text:p>
      <text:p text:style-name="P2"><text:s text:c="3"/>| <text:s text:c="13"/>| <text:s text:c="7"/>| <text:s text:c="6"/>| timeout. <text:s text:c="40"/>| </text:p>
      <text:p text:style-name="P2"><text:s text:c="3"/>| 0x0D <text:s text:c="8"/>| <text:s text:c="2"/>1 <text:s text:c="3"/>| <text:s text:c="2"/>S <text:s text:c="2"/>| DATA flag bits describing transfer have changed <text:s/>| </text:p>
      <text:p text:style-name="P2"><text:s text:c="3"/>| <text:s text:c="13"/>| <text:s text:c="7"/>| <text:s text:c="6"/>| unexpectedly. <text:s text:c="35"/>| </text:p>
      <text:p text:style-name="P2"><text:s text:c="3"/>| 0x0E <text:s text:c="8"/>| <text:s text:c="2"/>1 <text:s text:c="3"/>| <text:s text:c="2"/>S <text:s text:c="2"/>| Receiver is no longer interested in receiving <text:s text:c="3"/>| </text:p>
      <text:p text:style-name="P2"><text:s text:c="3"/>| <text:s text:c="13"/>| <text:s text:c="7"/>| <text:s text:c="6"/>| this file. <text:s text:c="38"/>| </text:p>
      <text:p text:style-name="P2"><text:s text:c="3"/>| 0x0F <text:s text:c="8"/>| <text:s text:c="2"/>1 <text:s text:c="3"/>| <text:s text:c="2"/>R <text:s text:c="2"/>| File is in use. <text:s text:c="33"/>| </text:p>
      <text:p text:style-name="P2"><text:s text:c="3"/>| 0x10 <text:s text:c="8"/>| <text:s text:c="2"/>1 <text:s text:c="3"/>| <text:s text:c="2"/>S <text:s text:c="2"/>| METADATA required before transfer can be <text:s text:c="8"/>| </text:p>
      <text:p text:style-name="P2"><text:s text:c="3"/>| <text:s text:c="13"/>| <text:s text:c="7"/>| <text:s text:c="6"/>| accepted. <text:s text:c="39"/>| </text:p>
      <text:p text:style-name="P2"><text:s text:c="3"/>| 0x11 <text:s text:c="8"/>| <text:s text:c="2"/>0 <text:s text:c="3"/>| <text:s text:c="2"/>B <text:s text:c="2"/>| A STATUS error message has been received <text:s text:c="8"/>| </text:p>
      <text:p text:style-name="P2"><text:s text:c="3"/>| <text:s text:c="13"/>| <text:s text:c="7"/>| <text:s text:c="6"/>| unexpectedly, so REQUEST is terminated. <text:s text:c="9"/>| </text:p>
      <text:p text:style-name="P2"><text:s text:c="3"/>+--------------+--------+-------+--------------------------------------------------+ </text:p>
      <text:p text:style-name="P2"><text:tab/>* Rcvd by - indicates whether a Sender, Receiver or Both ('S', 'R' or 'B') will </text:p>
      <text:p text:style-name="P2"><text:tab/><text:tab/> <text:s text:c="4"/>be the recipient of this status error.</text:p>
      <text:p text:style-name="P2"/>
      <text:p text:style-name="P2"><text:s text:c="3"/>Transaction completed packet:</text:p>
      <text:p text:style-name="P2"><text:tab/>1) Bit 14 set to '0', indicating complete list of holes.</text:p>
      <text:p text:style-name="P2"><text:tab/>2) Bit 15 set to '1', indicating voluntarily set packet.</text:p>
      <text:p text:style-name="P2"><text:tab/>3) 'In_Response_To' field set to last byte of file.</text:p>
      <text:p text:style-name="P2"><text:tab/>4) Hole pair list is empty.</text:p>
      <text:p text:style-name="P6"><text:s/><text:span text:style-name="T2">Directory Entry Format</text:span></text:p>
      <text:p text:style-name="P2"/>
      <text:p text:style-name="P2"><text:s text:c="4"/>0 <text:s text:c="18"/>1 <text:s text:c="18"/>2 <text:s text:c="18"/>3 </text:p>
      <text:p text:style-name="P2"><text:s text:c="3"/>|0 1 2 3|4 5 6 7|8 9 0 1|2 3 4 5|6 7 8 9|0 1 2 3|4 5 6 7|8 9 0 1|</text:p>
      <text:p text:style-name="P2"><text:s text:c="3"/>+-+-+-+-+-+-+-+-+-+-+-+-+-+-+-+-+-+-+-+-+-+-+-+-+-+-+-+-+-+-+-+-+ </text:p>
      <text:p text:style-name="P7"><text:s text:c="3"/>|<text:span text:style-name="T29">1| <text:s text:c="4"/></text:span><text:s text:c="2"/>Propert<text:span text:style-name="T29">ies <text:s text:c="3"/></text:span><text:s text:c="8"/>[ <text:s text:c="7"/>Size (descriptor) <text:s text:c="5"/>] <text:s text:c="8"/></text:p>
      <text:p text:style-name="P2"><text:s text:c="3"/>+-+-+-+-+-+-+-+-+-+-+-+-+-+-+-+-+-+-+-+-+-+-+-+-+-+-+-+-+-+-+-+-+ </text:p>
      <text:p text:style-name="P2"><text:s text:c="3"/>| <text:s text:c="25"/>Mtime <text:s text:c="31"/>| </text:p>
      <text:p text:style-name="P2"><text:s text:c="3"/>+-+-+-+-+-+-+-+-+-+-+-+-+-+-+-+-+-+-+-+-+-+-+-+-+-+-+-+-+-+-+-+-+ </text:p>
      <text:p text:style-name="P2"><text:s text:c="3"/>| <text:s text:c="25"/>Ctime <text:s text:c="31"/>| </text:p>
      <text:p text:style-name="P2"><text:s text:c="3"/>+-+-+-+-+-+-+-+-+-+-+-+-+-+-+-+-+-+-+-+-+-+-+-+-+-+-+-+-+-+-+-+-+ </text:p>
      <text:p text:style-name="P2"><text:s text:c="3"/>| <text:s text:c="62"/>/ </text:p>
      <text:p text:style-name="P2"><text:s text:c="3"/>+ <text:s text:c="62"/>/ </text:p>
      <text:p text:style-name="P2"><text:s text:c="3"/>/ <text:s text:c="62"/>/ </text:p>
      <text:p text:style-name="P2"><text:s text:c="3"/>/ <text:s text:c="10"/>File Path (max 1024 octets,variable length) <text:s text:c="8"/>/ </text:p>
      <text:p text:style-name="P2"><text:s text:c="3"/>/ <text:s text:c="57"/>... // </text:p>
      <text:p text:style-name="P2"><text:s text:c="3"/>+-+-+-+-+-+-+-+-+-+-+-+-+-+-+-+-+-+-+-+-+-+-+-+-+-+-+-+-+-+-+-// </text:p>
      <text:p text:style-name="P2"/>
      <text:p text:style-name="P2"><text:s text:c="3"/>+------------+----------------------------------------------------------------------------------+ </text:p>
      <text:p text:style-name="P2"><text:s text:c="3"/>| field <text:s text:c="5"/>| description <text:s text:c="69"/>| </text:p>
      <text:p text:style-name="P2"><text:s text:c="3"/>+------------+----------------------------------------------------------------------------------+ </text:p>
      <text:p text:style-name="P2"><text:s text:c="3"/>| Properties | if set, bit 7 of this field indicates that the entry corresponds to a directory. | </text:p>
      <text:p text:style-name="P2"><text:s text:c="3"/>| <text:s text:c="11"/>| Bit 6, if set, indicates that the file is "special". <text:s/>A special file may not be <text:s/>|</text:p>
      <text:p text:style-name="P2"><text:s text:c="3"/>| <text:s text:c="11"/>| directly transferable as it corresponds to a symbolic link, a named pipe, a <text:s text:c="5"/>| </text:p>
      <text:p text:style-name="P2"><text:s text:c="3"/>| <text:s text:c="11"/>| device node, or some other "special" filesystem object. <text:s/>A file-sender may simply|</text:p>
      <text:p text:style-name="P2"><text:s text:c="3"/>| <text:s text:c="11"/>| choose not to include these types of files in the results of a _getdir_ request. | </text:p>
      <text:p text:style-name="P2"><text:s text:c="3"/>| <text:s text:c="11"/>| Bits 8 and 9 are flags that indicate the width of the following descriptor field | </text:p>
      <text:p text:style-name="P2"><text:s text:c="3"/>| <text:s text:c="11"/>| that gives file size. <text:s/>Bit 10 indicates that the file is to be handled by <text:s text:c="7"/>| </text:p>
      <text:p text:style-name="P2"><text:s text:c="3"/>| <text:s text:c="11"/>| Saratoga as a bundle, and passed to a bundle agent. <text:s text:c="29"/>| </text:p>
      <text:p text:style-name="P2"><text:s text:c="3"/>| Size <text:s text:c="6"/>| the size of each file or directory in octets. <text:s/>This is a descriptor, varying as <text:s/>| </text:p>
      <text:p text:style-name="P2"><text:s text:c="3"/>| <text:s text:c="11"/>| needed in each entry for the size of the file. <text:s/>For convenience in the figure, it| </text:p>
      <text:p text:style-name="P2"><text:s text:c="3"/>| <text:s text:c="11"/>| is shown here as a 16-bit descriptor for a small file. <text:s text:c="26"/>| </text:p>
      <text:p text:style-name="P2"><text:s text:c="3"/>| Mtime <text:s text:c="5"/>| a timestamp showing when the file or directory was modified. <text:s text:c="20"/>| <text:s text:c="38"/></text:p>
      <text:p text:style-name="P2"><text:s text:c="3"/>| Ctime <text:s text:c="5"/>| a timestamp of the last status change for this file or directory. <text:s text:c="15"/>| <text:s text:c="39"/></text:p>
      <text:p text:style-name="P2"><text:s text:c="3"/>| File Path <text:s/>| contains the file's name relative within the requested path of the _getdir_ <text:s text:c="5"/>|</text:p>
      <text:p text:style-name="P2"><text:s text:c="3"/>| <text:s text:c="11"/>| a transaction, maximum of 1024-octet UTF-8 string, that is <text:s/>null-terminated to <text:s text:c="2"/>| <text:s text:c="21"/></text:p>
      <text:p text:style-name="P2"><text:s text:c="3"/>| <text:s text:c="11"/>| to indicate the beginning of the next directory entry in _getdir_ results <text:s text:c="7"/>|</text:p>
      <text:p text:style-name="P2"><text:s text:c="3"/>+------------+----------------------------------------------------------------------------------+</text:p>
      <text:p text:style-name="P2"/>
      <text:p text:style-name="P2"><text:s text:c="3"/>+-------+-------+-------------------------------------------------+ </text:p>
      <text:p text:style-name="P2"><text:s text:c="3"/>| Bit 6 | Bit 7 | Properties conveyed <text:s text:c="28"/>|</text:p>
      <text:p text:style-name="P2"><text:s text:c="3"/>+-------+-------+-------------------------------------------------+ </text:p>
      <text:p text:style-name="P2"><text:s text:c="3"/>| 0 <text:s text:c="4"/>| 0 <text:s text:c="4"/>| normal file. <text:s text:c="35"/>|</text:p>
      <text:p text:style-name="P2"><text:s text:c="3"/>| 0 <text:s text:c="4"/>| 1 <text:s text:c="4"/>| normal directory. <text:s text:c="30"/>|</text:p>
      <text:p text:style-name="P2"><text:s text:c="3"/>| 1 <text:s text:c="4"/>| 0 <text:s text:c="4"/>| special file. <text:s text:c="34"/>|</text:p>
      <text:p text:style-name="P2"><text:s text:c="3"/>| 1 <text:s text:c="4"/>| 1 <text:s text:c="4"/>| special directory. <text:s text:c="29"/>|</text:p>
      <text:p text:style-name="P2"><text:s text:c="3"/>+-------+-------+-------------------------------------------------+ </text:p>
      <text:p text:style-name="P2"><text:s text:c="3"/>| Bit 8 | Bit 9 | Properties conveyed <text:s text:c="28"/>| </text:p>
      <text:p text:style-name="P2"><text:s text:c="3"/>+-------+-------+-------------------------------------------------+ </text:p>
      <text:p text:style-name="P2"><text:s text:c="3"/>| 0 <text:s text:c="4"/>| 0 <text:s text:c="4"/>| File size is indicated in a 16-bit descriptor. <text:s/>| </text:p>
      <text:p text:style-name="P2"><text:s text:c="3"/>| 0 <text:s text:c="4"/>| 1 <text:s text:c="4"/>| File size is indicated in a 32-bit descriptor. <text:s/>| </text:p>
      <text:p text:style-name="P2"><text:s text:c="3"/>| 1 <text:s text:c="4"/>| 0 <text:s text:c="4"/>| File size is indicated in a 64-bit descriptor. <text:s/>| </text:p>
      <text:p text:style-name="P2"><text:s text:c="3"/>| 1 <text:s text:c="4"/>| 1 <text:s text:c="4"/>| File size is indicated in a 128-bit descriptor. | </text:p>
      <text:p text:style-name="P2"><text:s text:c="3"/>+-------+-------+-------------------------------------------------+ </text:p>
      <text:p text:style-name="P2"><text:s text:c="3"/>+--------+--------------------------------------------------------------------------+ </text:p>
      <text:p text:style-name="P2"><text:s text:c="3"/>| Bit 10 | Properties conveyed <text:s text:c="53"/>| </text:p>
      <text:p text:style-name="P2"><text:s text:c="3"/>+--------+--------------------------------------------------------------------------+ </text:p>
      <text:p text:style-name="P2"><text:s text:c="3"/>| 0 <text:s text:c="5"/>| File really is a file. <text:s text:c="50"/>| </text:p>
      <text:p text:style-name="P2"><text:s text:c="3"/>| 1 <text:s text:c="5"/>| File is to be treated as a bundle. <text:s text:c="38"/>| </text:p>
      <text:p text:style-name="P2"><text:s text:c="3"/>+--------+--------------------------------------------------------------------------+ </text:p>
      <text:p text:style-name="P2"><text:s text:c="3"/>| Bit 13 | Use <text:s text:c="69"/>| </text:p>
      <text:p text:style-name="P2"><text:s text:c="3"/>+--------+--------------------------------------------------------------------------+ </text:p>
      <text:p text:style-name="P2"><text:s text:c="3"/>| 0 <text:s text:c="5"/>| This file's content MUST be delivered reliably without errors using UDP. | </text:p>
      <text:p text:style-name="P2"><text:s text:c="3"/>| 1 <text:s text:c="5"/>| This file's content MAY be delivered unreliably, or partly unreliably, <text:s text:c="2"/>|</text:p>
      <text:p text:style-name="P2"><text:s text:c="3"/>| <text:s text:c="7"/>| where errors are tolerated, using UDP-Lite. <text:s text:c="29"/>|</text:p>
      <text:p text:style-name="P2"><text:s text:c="3"/>+--------+--------------------------------------------------------------------------+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fo:text-align="justify" style:justify-single-word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902in" fo:margin-bottom="0.5in" fo:margin-left="0.7902in" fo:margin-right="0.7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1T13:24:05</meta:creation-date>
    <dc:date>2012-10-16T08:46:13</dc:date>
    <meta:editing-duration>P7DT20H8M57S</meta:editing-duration>
    <meta:editing-cycles>20</meta:editing-cycles>
    <meta:generator>OpenOffice.org/3.3$Unix OpenOffice.org_project/330m20$Build-9567</meta:generator>
    <meta:print-date>2011-07-28T15:54:52</meta:print-date>
    <meta:document-statistic meta:table-count="0" meta:image-count="0" meta:object-count="0" meta:page-count="9" meta:paragraph-count="544" meta:word-count="4313" meta:character-count="38239"/>
    <dc:creator>William  Ivancic</dc:creator>
    <meta:user-defined meta:name="Info 1"/>
    <meta:user-defined meta:name="Info 2"/>
    <meta:user-defined meta:name="Info 3"/>
    <meta:user-defined meta:name="Info 4"/>
  </office:meta>
</office:document-meta>
</file>